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fo:background-color="transparent" style:writing-mode="lr-tb">
        <style:background-image/>
      </style:table-properties>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2" style:family="table-row">
      <style:table-row-properties fo:background-color="transparent" fo:keep-together="auto">
        <style:background-image/>
      </style:table-row-properties>
    </style:style>
    <style:style style:name="Taula2.A2" style:family="table-cell">
      <style:table-cell-properties style:vertical-align="middle" fo:padding-left="0.191cm" fo:padding-right="0.191cm" fo:padding-top="0cm" fo:padding-bottom="0cm" fo:border="0.5pt solid #808080"/>
    </style:style>
    <style:style style:name="Taula2.4" style:family="table-row">
      <style:table-row-properties style:min-row-height="0.519cm" fo:background-color="transparent" fo:keep-together="auto">
        <style:background-image/>
      </style:table-row-properties>
    </style:style>
    <style:style style:name="Taula2.A4" style:family="table-cell">
      <style:table-cell-properties style:vertical-align="middle" fo:padding-left="0.191cm" fo:padding-right="0.191cm" fo:padding-top="0cm" fo:padding-bottom="0cm" fo:border-left="0.5pt solid #808080" fo:border-right="0.5pt solid #808080" fo:border-top="none" fo:border-bottom="0.5pt solid #808080"/>
    </style:style>
    <style:style style:name="Taula2.5" style:family="table-row">
      <style:table-row-properties style:min-row-height="0.593cm" fo:background-color="transparent" fo:keep-together="auto">
        <style:background-image/>
      </style:table-row-properties>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2b38ef"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officeooo:paragraph-rsid="004a1ff1"/>
    </style:style>
    <style:style style:name="P3"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2ac2e8"/>
    </style:style>
    <style:style style:name="P4"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1d9c2b"/>
    </style:style>
    <style:style style:name="P5"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4a1ff1"/>
    </style:style>
    <style:style style:name="P6"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0cfa44" officeooo:paragraph-rsid="002ac2e8" style:font-size-asian="12pt" style:font-weight-asian="bold" style:font-name-complex="Calibri1" style:font-size-complex="16pt" style:font-weight-complex="bold"/>
    </style:style>
    <style:style style:name="P7"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0cfa44" officeooo:paragraph-rsid="001d9c2b" style:font-size-asian="12pt" style:font-weight-asian="bold" style:font-name-complex="Calibri1" style:font-size-complex="16pt" style:font-weight-complex="bold"/>
    </style:style>
    <style:style style:name="P8"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1d9c2b" officeooo:paragraph-rsid="00353354" style:font-size-asian="12pt" style:font-weight-asian="bold" style:font-name-complex="Calibri1" style:font-weight-complex="bold"/>
    </style:style>
    <style:style style:name="P9"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bold" officeooo:rsid="001d9c2b" officeooo:paragraph-rsid="00353354" style:font-size-asian="10pt" style:font-weight-asian="bold" style:font-name-complex="Calibri1" style:font-size-complex="10pt" style:font-weight-complex="bold"/>
    </style:style>
    <style:style style:name="P10"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bold" officeooo:rsid="004a1ff1" officeooo:paragraph-rsid="004a1ff1" style:font-size-asian="10pt" style:font-weight-asian="bold" style:font-name-complex="Calibri1" style:font-size-complex="10pt" style:font-weight-complex="bold"/>
    </style:style>
    <style:style style:name="P11"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bold" officeooo:rsid="00572f64" officeooo:paragraph-rsid="004a1ff1" style:font-size-asian="10pt" style:font-weight-asian="bold" style:font-name-complex="Calibri1" style:font-size-complex="10pt" style:font-weight-complex="bold"/>
    </style:style>
    <style:style style:name="P12"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style:text-underline-style="solid" style:text-underline-width="auto" style:text-underline-color="font-color" fo:font-weight="normal" officeooo:rsid="004a1ff1" officeooo:paragraph-rsid="004a1ff1" style:font-size-asian="10pt" style:font-weight-asian="normal" style:font-name-complex="Calibri1" style:font-size-complex="10pt" style:font-weight-complex="normal"/>
    </style:style>
    <style:style style:name="P13"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normal" officeooo:rsid="004a1ff1" officeooo:paragraph-rsid="004a1ff1" style:font-size-asian="10pt" style:font-weight-asian="normal" style:font-name-complex="Calibri1" style:font-size-complex="10pt" style:font-weight-complex="normal"/>
    </style:style>
    <style:style style:name="P14" style:family="paragraph" style:parent-style-name="List_20_Paragraph">
      <style:paragraph-properties fo:margin-left="0cm" fo:margin-right="0cm" fo:line-height="100%" fo:text-align="justify" style:justify-single-word="false" fo:text-indent="0cm" style:auto-text-indent="false"/>
      <style:text-properties fo:color="#ff0000" style:font-name="Arial" fo:font-size="10pt" fo:language="en" fo:country="US" fo:font-weight="normal" officeooo:rsid="004a1ff1" officeooo:paragraph-rsid="004a1ff1" fo:background-color="#d0d0d0" style:font-size-asian="10pt" style:font-weight-asian="normal" style:font-name-complex="Calibri1" style:font-size-complex="10pt" style:font-weight-complex="normal"/>
    </style:style>
    <style:style style:name="P15" style:family="paragraph" style:parent-style-name="Standard">
      <style:paragraph-properties fo:margin-left="0cm" fo:margin-right="0cm" fo:line-height="100%" fo:text-align="justify" style:justify-single-word="false" fo:text-indent="0cm" style:auto-text-indent="false"/>
      <style:text-properties style:font-name="Arial" fo:font-size="12pt" fo:language="es" fo:country="ES" fo:font-weight="normal" officeooo:rsid="000cfa44" officeooo:paragraph-rsid="0036fe2c" style:font-size-asian="12pt" style:font-weight-asian="normal" style:font-name-complex="Calibri1" style:font-size-complex="12pt" style:font-weight-complex="normal"/>
    </style:style>
    <style:style style:name="P1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n" fo:country="US" fo:font-weight="bold" officeooo:rsid="001d9c2b" officeooo:paragraph-rsid="004a1ff1" style:font-size-asian="12pt" style:font-weight-asian="bold" style:font-name-complex="Calibri1" style:font-weight-complex="bold"/>
    </style:style>
    <style:style style:name="P1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0pt" fo:language="en" fo:country="US" fo:font-weight="normal" officeooo:rsid="004a1ff1" officeooo:paragraph-rsid="004a1ff1" style:font-size-asian="10pt" style:font-weight-asian="normal" style:font-name-complex="Calibri1" style:font-size-complex="10pt" style:font-weight-complex="normal"/>
    </style:style>
    <style:style style:name="P18" style:family="paragraph" style:parent-style-name="Standard">
      <style:paragraph-properties fo:margin-left="0cm" fo:margin-right="0cm" fo:line-height="100%" fo:text-align="justify" style:justify-single-word="false" fo:text-indent="0cm" style:auto-text-indent="false"/>
      <style:text-properties fo:language="en" fo:country="US" officeooo:paragraph-rsid="0036fe2c"/>
    </style:style>
    <style:style style:name="P1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language="en" fo:country="US" officeooo:paragraph-rsid="004a1ff1"/>
    </style:style>
    <style:style style:name="P20"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style:font-name="Open Sans" fo:font-size="10.5pt" fo:letter-spacing="normal" fo:language="en" fo:country="US" fo:font-style="normal" fo:font-weight="normal" officeooo:rsid="0038d81c" officeooo:paragraph-rsid="0036fe2c" style:font-weight-asian="normal" style:font-weight-complex="normal"/>
    </style:style>
    <style:style style:name="P2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n" fo:country="US" fo:font-weight="bold" officeooo:rsid="005215f9" officeooo:paragraph-rsid="005215f9" style:font-size-asian="12pt" style:font-weight-asian="bold" style:font-name-complex="Calibri Light" style:font-size-complex="16pt" style:font-weight-complex="bold"/>
    </style:style>
    <style:style style:name="P2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4a1ff1" officeooo:paragraph-rsid="004a1ff1" style:font-size-asian="10pt" style:font-weight-asian="normal" style:font-name-complex="Calibri Light" style:font-size-complex="10pt" style:font-weight-complex="normal"/>
    </style:style>
    <style:style style:name="P2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4a1ff1" officeooo:paragraph-rsid="005215f9" style:font-size-asian="10pt" style:font-weight-asian="normal" style:font-name-complex="Calibri Light" style:font-size-complex="10pt" style:font-weight-complex="normal"/>
    </style:style>
    <style:style style:name="P2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4a1ff1" officeooo:paragraph-rsid="00601a93" style:font-size-asian="10pt" style:font-weight-asian="normal" style:font-name-complex="Calibri Light" style:font-size-complex="10pt" style:font-weight-complex="normal"/>
    </style:style>
    <style:style style:name="P2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4a1ff1" officeooo:paragraph-rsid="0063f6b7" style:font-size-asian="10pt" style:font-weight-asian="normal" style:font-name-complex="Calibri Light" style:font-size-complex="10pt" style:font-weight-complex="normal"/>
    </style:style>
    <style:style style:name="P2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6fe2c" officeooo:paragraph-rsid="004384e6" style:font-size-asian="10pt" style:font-weight-asian="normal" style:font-name-complex="Calibri Light" style:font-size-complex="10pt" style:font-weight-complex="normal"/>
    </style:style>
    <style:style style:name="P2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6fe2c" officeooo:paragraph-rsid="0036fe2c" style:font-size-asian="10pt" style:font-weight-asian="normal" style:font-name-complex="Calibri Light" style:font-size-complex="10pt" style:font-weight-complex="normal"/>
    </style:style>
    <style:style style:name="P2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paragraph-rsid="002ac2e8" style:font-size-asian="10pt" style:font-weight-asian="normal" style:font-name-complex="Calibri Light" style:font-size-complex="10pt" style:font-weight-complex="normal"/>
    </style:style>
    <style:style style:name="P2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4384e6" officeooo:paragraph-rsid="005215f9" style:font-size-asian="10pt" style:font-weight-asian="normal" style:font-name-complex="Calibri Light" style:font-size-complex="10pt" style:font-weight-complex="normal"/>
    </style:style>
    <style:style style:name="P3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601a93" officeooo:paragraph-rsid="00601a93" style:font-size-asian="10pt" style:font-weight-asian="normal" style:font-name-complex="Calibri Light" style:font-size-complex="10pt" style:font-weight-complex="normal"/>
    </style:style>
    <style:style style:name="P3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601a93" officeooo:paragraph-rsid="0063f6b7" style:font-size-asian="10pt" style:font-weight-asian="normal" style:font-name-complex="Calibri Light" style:font-size-complex="10pt" style:font-weight-complex="normal"/>
    </style:style>
    <style:style style:name="P3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63f6b7" officeooo:paragraph-rsid="00601a93" style:font-size-asian="10pt" style:font-weight-asian="normal" style:font-name-complex="Calibri Light" style:font-size-complex="10pt" style:font-weight-complex="normal"/>
    </style:style>
    <style:style style:name="P3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n" fo:country="US" officeooo:paragraph-rsid="002ac2e8"/>
    </style:style>
    <style:style style:name="P3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n" fo:country="US" officeooo:paragraph-rsid="004384e6"/>
    </style:style>
    <style:style style:name="P35" style:family="paragraph" style:parent-style-name="Preformatted_20_Text">
      <style:paragraph-properties fo:margin-left="0cm" fo:margin-right="0cm" fo:line-height="100%" fo:text-align="justify" style:justify-single-word="false" fo:text-indent="0cm" style:auto-text-indent="false"/>
      <style:text-properties fo:color="#ff0000" style:font-name="Arial" fo:font-size="10pt" fo:language="en" fo:country="US" fo:font-weight="normal" officeooo:rsid="004a1ff1" officeooo:paragraph-rsid="004a1ff1" fo:background-color="#d0d0d0" style:font-size-asian="10pt" style:font-weight-asian="normal" style:font-name-complex="Calibri1" style:font-size-complex="10pt" style:font-weight-complex="normal"/>
    </style:style>
    <style:style style:name="P36" style:family="paragraph" style:parent-style-name="Table_20_Contents">
      <style:paragraph-properties fo:text-align="center" style:justify-single-word="false" style:vertical-align="auto">
        <style:tab-stops/>
      </style:paragraph-properties>
      <style:text-properties officeooo:paragraph-rsid="002b38ef"/>
    </style:style>
    <style:style style:name="P37" style:family="paragraph" style:parent-style-name="Standard">
      <style:text-properties officeooo:paragraph-rsid="002b38ef"/>
    </style:style>
    <style:style style:name="P38" style:family="paragraph" style:parent-style-name="Standard">
      <style:paragraph-properties fo:text-align="start" style:justify-single-word="false"/>
      <style:text-properties style:font-name="Arial" fo:font-size="10pt" fo:language="en" fo:country="US" officeooo:rsid="00246888" officeooo:paragraph-rsid="003edbf2" style:font-size-asian="10pt" style:font-size-complex="10pt"/>
    </style:style>
    <style:style style:name="P39" style:family="paragraph" style:parent-style-name="Standard">
      <style:paragraph-properties fo:text-align="justify" style:justify-single-word="false"/>
      <style:text-properties style:font-name="Arial" fo:font-size="10pt" fo:language="en" fo:country="US" officeooo:rsid="00246888" officeooo:paragraph-rsid="003edbf2" style:font-size-asian="10pt" style:font-size-complex="10pt"/>
    </style:style>
    <style:style style:name="P40" style:family="paragraph" style:parent-style-name="Standard">
      <style:paragraph-properties fo:text-align="justify" style:justify-single-word="false"/>
      <style:text-properties style:font-name="Arial" fo:font-size="10pt" fo:language="en" fo:country="US" officeooo:rsid="00246888" officeooo:paragraph-rsid="005215f9" style:font-size-asian="10pt" style:font-size-complex="10pt"/>
    </style:style>
    <style:style style:name="P41" style:family="paragraph" style:parent-style-name="Standard">
      <style:paragraph-properties fo:text-align="justify" style:justify-single-word="false"/>
      <style:text-properties style:font-name="Arial" fo:font-size="10pt" fo:language="en" fo:country="US" officeooo:paragraph-rsid="005215f9" style:font-size-asian="10pt" style:font-size-complex="10pt"/>
    </style:style>
    <style:style style:name="P42" style:family="paragraph" style:parent-style-name="Standard">
      <style:paragraph-properties fo:text-align="justify" style:justify-single-word="false"/>
      <style:text-properties style:font-name="Arial" fo:font-size="10pt" fo:language="en" fo:country="US" officeooo:paragraph-rsid="003edbf2" style:font-size-asian="10pt" style:font-size-complex="10pt"/>
    </style:style>
    <style:style style:name="P43" style:family="paragraph" style:parent-style-name="Standard">
      <style:paragraph-properties fo:text-align="justify" style:justify-single-word="false"/>
      <style:text-properties style:font-name="Arial" fo:font-size="10pt" fo:language="en" fo:country="US" officeooo:rsid="00231cee" officeooo:paragraph-rsid="003edbf2" style:font-size-asian="10pt" style:font-size-complex="10pt"/>
    </style:style>
    <style:style style:name="P44" style:family="paragraph" style:parent-style-name="Standard">
      <style:paragraph-properties fo:text-align="justify" style:justify-single-word="false"/>
      <style:text-properties style:font-name="Arial" fo:font-size="10pt" fo:language="en" fo:country="US" officeooo:rsid="0032cd09" officeooo:paragraph-rsid="003edbf2" style:font-size-asian="10pt" style:font-size-complex="10pt"/>
    </style:style>
    <style:style style:name="P45" style:family="paragraph" style:parent-style-name="Standard">
      <style:paragraph-properties fo:text-align="start" style:justify-single-word="false"/>
      <style:text-properties style:font-name="Arial" fo:font-size="10pt" fo:language="en" fo:country="US" officeooo:rsid="00212372" officeooo:paragraph-rsid="003edbf2" style:font-size-asian="10pt" style:font-size-complex="10pt"/>
    </style:style>
    <style:style style:name="P46" style:family="paragraph" style:parent-style-name="Standard">
      <style:paragraph-properties fo:text-align="justify" style:justify-single-word="false"/>
      <style:text-properties style:font-name="Arial" fo:font-size="10pt" fo:language="en" fo:country="US" officeooo:rsid="00212372" officeooo:paragraph-rsid="003edbf2" style:font-size-asian="10pt" style:font-size-complex="10pt"/>
    </style:style>
    <style:style style:name="P47" style:family="paragraph" style:parent-style-name="Standard">
      <style:paragraph-properties fo:text-align="justify" style:justify-single-word="false"/>
      <style:text-properties style:font-name="Arial" fo:font-size="10pt" fo:language="en" fo:country="US" officeooo:rsid="00212372" officeooo:paragraph-rsid="005215f9" style:font-size-asian="10pt" style:font-size-complex="10pt"/>
    </style:style>
    <style:style style:name="P48" style:family="paragraph" style:parent-style-name="Standard">
      <style:paragraph-properties fo:text-align="justify" style:justify-single-word="false"/>
      <style:text-properties style:font-name="Arial" fo:font-size="10pt" fo:language="en" fo:country="US" officeooo:rsid="000ddb20" officeooo:paragraph-rsid="005b4e0f" style:font-size-asian="10pt" style:font-size-complex="10pt"/>
    </style:style>
    <style:style style:name="P49" style:family="paragraph" style:parent-style-name="Standard">
      <style:paragraph-properties fo:text-align="justify" style:justify-single-word="false"/>
      <style:text-properties style:font-name="Arial" fo:font-size="10pt" fo:language="en" fo:country="US" fo:font-style="italic" officeooo:rsid="00246888" officeooo:paragraph-rsid="003edbf2" style:font-size-asian="10pt" style:font-style-asian="italic" style:font-size-complex="10pt" style:font-style-complex="italic"/>
    </style:style>
    <style:style style:name="P50" style:family="paragraph" style:parent-style-name="Standard">
      <style:paragraph-properties fo:text-align="justify" style:justify-single-word="false"/>
      <style:text-properties style:use-window-font-color="true" style:font-name="Arial" fo:font-size="10pt" fo:language="en" fo:country="US" officeooo:rsid="000ddb20" officeooo:paragraph-rsid="003edbf2" style:font-size-asian="10pt" style:font-size-complex="10pt"/>
    </style:style>
    <style:style style:name="P51" style:family="paragraph" style:parent-style-name="Standard">
      <style:paragraph-properties fo:text-align="justify" style:justify-single-word="false"/>
      <style:text-properties style:use-window-font-color="true" style:font-name="Arial" fo:font-size="10pt" fo:language="en" fo:country="US" style:text-underline-style="none" fo:font-weight="bold" officeooo:rsid="002b1ebb" officeooo:paragraph-rsid="003edbf2" fo:background-color="transparent" style:font-size-asian="10pt" style:font-weight-asian="bold" style:font-size-complex="10pt" style:font-weight-complex="bold"/>
    </style:style>
    <style:style style:name="P52" style:family="paragraph" style:parent-style-name="Standard">
      <style:paragraph-properties fo:text-align="justify" style:justify-single-word="false"/>
      <style:text-properties style:use-window-font-color="true" style:font-name="Arial" fo:font-size="10pt" fo:language="en" fo:country="US" fo:font-weight="normal" officeooo:rsid="00231cee" officeooo:paragraph-rsid="003edbf2" fo:background-color="transparent" style:font-size-asian="10pt" style:font-weight-asian="normal" style:font-size-complex="10pt" style:font-weight-complex="normal"/>
    </style:style>
    <style:style style:name="P53" style:family="paragraph" style:parent-style-name="Standard">
      <style:paragraph-properties fo:text-align="justify" style:justify-single-word="false"/>
      <style:text-properties style:use-window-font-color="true" style:font-name="Arial" fo:font-size="10pt" fo:language="en" fo:country="US" fo:font-weight="normal" officeooo:rsid="0049d648" officeooo:paragraph-rsid="004f1875" fo:background-color="transparent" style:font-size-asian="10pt" style:font-weight-asian="normal" style:font-size-complex="10pt" style:font-weight-complex="normal"/>
    </style:style>
    <style:style style:name="P54" style:family="paragraph" style:parent-style-name="Standard">
      <style:paragraph-properties fo:text-align="justify" style:justify-single-word="false"/>
      <style:text-properties style:use-window-font-color="true" style:font-name="Arial" fo:font-size="10pt" fo:language="en" fo:country="US" fo:font-weight="normal" officeooo:rsid="0049d648" officeooo:paragraph-rsid="003edbf2" fo:background-color="transparent" style:font-size-asian="10pt" style:font-weight-asian="normal" style:font-size-complex="10pt" style:font-weight-complex="normal"/>
    </style:style>
    <style:style style:name="P55" style:family="paragraph" style:parent-style-name="Standard">
      <style:paragraph-properties fo:text-align="justify" style:justify-single-word="false"/>
      <style:text-properties style:use-window-font-color="true" style:font-name="Arial" fo:font-size="10pt" fo:language="en" fo:country="US" fo:font-weight="bold" officeooo:rsid="00231cee" officeooo:paragraph-rsid="003edbf2" fo:background-color="transparent" style:font-size-asian="10pt" style:font-weight-asian="bold" style:font-size-complex="10pt" style:font-weight-complex="bold"/>
    </style:style>
    <style:style style:name="P56" style:family="paragraph" style:parent-style-name="Standard">
      <style:paragraph-properties fo:text-align="justify" style:justify-single-word="false"/>
      <style:text-properties style:use-window-font-color="true" style:font-name="Arial" fo:font-size="10pt" fo:language="en" fo:country="US" fo:font-weight="bold" officeooo:rsid="00231cee" officeooo:paragraph-rsid="0062b6a7" fo:background-color="transparent" style:font-size-asian="10pt" style:font-weight-asian="bold" style:font-size-complex="10pt" style:font-weight-complex="bold"/>
    </style:style>
    <style:style style:name="P57" style:family="paragraph" style:parent-style-name="Standard">
      <style:paragraph-properties fo:text-align="justify" style:justify-single-word="false"/>
      <style:text-properties style:use-window-font-color="true" style:font-name="Arial" fo:font-size="10pt" fo:language="en" fo:country="US" officeooo:rsid="0014fa1c" officeooo:paragraph-rsid="003edbf2" fo:background-color="transparent" style:font-size-asian="10pt" style:font-size-complex="10pt"/>
    </style:style>
    <style:style style:name="P58" style:family="paragraph" style:parent-style-name="Standard">
      <style:paragraph-properties fo:text-align="justify" style:justify-single-word="false"/>
      <style:text-properties style:use-window-font-color="true" style:font-name="Arial" fo:font-size="10pt" fo:language="en" fo:country="US" officeooo:paragraph-rsid="003edbf2" fo:background-color="transparent" style:font-size-asian="10pt" style:font-size-complex="10pt"/>
    </style:style>
    <style:style style:name="P59" style:family="paragraph" style:parent-style-name="Standard">
      <style:paragraph-properties fo:text-align="justify" style:justify-single-word="false"/>
      <style:text-properties style:use-window-font-color="true" style:font-name="Arial" fo:font-size="10pt" fo:language="en" fo:country="US" officeooo:rsid="000ddb20" officeooo:paragraph-rsid="003edbf2" fo:background-color="transparent" style:font-size-asian="10pt" style:font-size-complex="10pt"/>
    </style:style>
    <style:style style:name="P60" style:family="paragraph" style:parent-style-name="Standard">
      <style:paragraph-properties fo:text-align="justify" style:justify-single-word="false"/>
      <style:text-properties style:use-window-font-color="true" style:font-name="Arial" fo:font-size="10pt" fo:language="en" fo:country="US" officeooo:rsid="001e1cf1" officeooo:paragraph-rsid="00572f64" fo:background-color="transparent" style:font-size-asian="10pt" style:font-size-complex="10pt"/>
    </style:style>
    <style:style style:name="P61" style:family="paragraph" style:parent-style-name="Standard">
      <style:paragraph-properties fo:text-align="justify" style:justify-single-word="false"/>
      <style:text-properties style:use-window-font-color="true" style:font-name="Arial" fo:font-size="10pt" fo:language="en" fo:country="US" officeooo:rsid="0012d2a9" officeooo:paragraph-rsid="003edbf2" fo:background-color="transparent" style:font-size-asian="10pt" style:font-size-complex="10pt"/>
    </style:style>
    <style:style style:name="P62" style:family="paragraph" style:parent-style-name="Standard">
      <style:paragraph-properties fo:text-align="justify" style:justify-single-word="false"/>
      <style:text-properties style:use-window-font-color="true" style:font-name="Arial" fo:font-size="10pt" fo:language="en" fo:country="US" officeooo:rsid="00231cee" officeooo:paragraph-rsid="0062b6a7" fo:background-color="transparent" style:font-size-asian="10pt" style:font-size-complex="10pt"/>
    </style:style>
    <style:style style:name="P63" style:family="paragraph" style:parent-style-name="Standard">
      <style:paragraph-properties fo:text-align="justify" style:justify-single-word="false"/>
      <style:text-properties style:use-window-font-color="true" style:font-name="Arial" fo:font-size="10pt" fo:language="en" fo:country="US" fo:font-style="italic" officeooo:rsid="0014fa1c" officeooo:paragraph-rsid="003edbf2" fo:background-color="transparent" style:font-size-asian="10pt" style:font-style-asian="italic" style:font-size-complex="10pt" style:font-style-complex="italic"/>
    </style:style>
    <style:style style:name="P64" style:family="paragraph" style:parent-style-name="Standard">
      <style:paragraph-properties fo:text-align="start" style:justify-single-word="false"/>
      <style:text-properties fo:language="en" fo:country="US" fo:font-weight="bold" officeooo:rsid="00212372" officeooo:paragraph-rsid="005215f9"/>
    </style:style>
    <style:style style:name="P65" style:family="paragraph" style:parent-style-name="Standard">
      <style:paragraph-properties fo:text-align="justify" style:justify-single-word="false"/>
      <style:text-properties fo:language="en" fo:country="US" officeooo:paragraph-rsid="003edbf2"/>
    </style:style>
    <style:style style:name="P66" style:family="paragraph" style:parent-style-name="Standard">
      <style:paragraph-properties fo:text-align="justify" style:justify-single-word="false"/>
      <style:text-properties fo:language="en" fo:country="US" officeooo:paragraph-rsid="004f1875"/>
    </style:style>
    <style:style style:name="P67" style:family="paragraph" style:parent-style-name="Standard">
      <style:paragraph-properties fo:text-align="justify" style:justify-single-word="false"/>
      <style:text-properties fo:language="en" fo:country="US" officeooo:paragraph-rsid="0062b6a7"/>
    </style:style>
    <style:style style:name="P68" style:family="paragraph" style:parent-style-name="Standard">
      <style:paragraph-properties fo:text-align="justify" style:justify-single-word="false"/>
      <style:text-properties fo:color="#ff0000" style:font-name="Arial" fo:font-size="10pt" fo:language="en" fo:country="US" fo:font-weight="normal" officeooo:rsid="00246888" officeooo:paragraph-rsid="003edbf2" fo:background-color="#d0d0d0" style:font-size-asian="10pt" style:font-weight-asian="normal" style:font-size-complex="10pt" style:font-weight-complex="normal"/>
    </style:style>
    <style:style style:name="P69" style:family="paragraph" style:parent-style-name="Standard">
      <style:paragraph-properties fo:text-align="justify" style:justify-single-word="false"/>
      <style:text-properties fo:color="#ff0000" style:font-name="Arial" fo:font-size="10pt" fo:language="en" fo:country="US" fo:font-weight="normal" officeooo:rsid="0062b6a7" officeooo:paragraph-rsid="0062b6a7" fo:background-color="#d0d0d0" style:font-size-asian="10pt" style:font-weight-asian="normal" style:font-size-complex="10pt" style:font-weight-complex="normal"/>
    </style:style>
    <style:style style:name="P70" style:family="paragraph" style:parent-style-name="Standard">
      <style:paragraph-properties fo:text-align="justify" style:justify-single-word="false"/>
      <style:text-properties fo:color="#ff0000" style:font-name="Arial" fo:font-size="10pt" fo:language="en" fo:country="US" officeooo:paragraph-rsid="003edbf2" fo:background-color="#d0d0d0" style:font-size-asian="10pt" style:font-size-complex="10pt"/>
    </style:style>
    <style:style style:name="P71" style:family="paragraph" style:parent-style-name="Standard">
      <style:paragraph-properties fo:text-align="justify" style:justify-single-word="false"/>
      <style:text-properties fo:color="#ff0000" style:font-name="Arial" fo:font-size="10pt" fo:language="en" fo:country="US" officeooo:rsid="000ddb20" officeooo:paragraph-rsid="003edbf2" fo:background-color="#d0d0d0" style:font-size-asian="10pt" style:font-size-complex="10pt"/>
    </style:style>
    <style:style style:name="P72" style:family="paragraph" style:parent-style-name="Standard">
      <style:paragraph-properties fo:text-align="justify" style:justify-single-word="false"/>
      <style:text-properties fo:color="#ff0000" style:font-name="Arial" fo:font-size="10pt" fo:language="en" fo:country="US" officeooo:rsid="000ddb20" officeooo:paragraph-rsid="0062b6a7" style:font-size-asian="10pt" style:font-size-complex="10pt"/>
    </style:style>
    <style:style style:name="P73" style:family="paragraph" style:parent-style-name="Standard">
      <style:paragraph-properties fo:text-align="justify" style:justify-single-word="false"/>
      <style:text-properties fo:color="#ff0000" style:font-name="Arial" fo:font-size="10pt" fo:language="en" fo:country="US" officeooo:rsid="00231cee" officeooo:paragraph-rsid="003edbf2" fo:background-color="#ffffff" style:font-size-asian="10pt" style:font-size-complex="10pt"/>
    </style:style>
    <style:style style:name="P74" style:family="paragraph" style:parent-style-name="Standard">
      <style:paragraph-properties fo:text-align="justify" style:justify-single-word="false"/>
      <style:text-properties fo:color="#800000" style:font-name="Arial" fo:font-size="10pt" fo:language="en" fo:country="US" officeooo:rsid="000ddb20" officeooo:paragraph-rsid="003edbf2" fo:background-color="#d0d0d0" style:font-size-asian="10pt" style:font-size-complex="10pt"/>
    </style:style>
    <style:style style:name="P75" style:family="paragraph" style:parent-style-name="Standard">
      <style:paragraph-properties fo:text-align="justify" style:justify-single-word="false"/>
      <style:text-properties fo:color="#800000" style:font-name="Arial" fo:font-size="10pt" fo:language="en" fo:country="US" officeooo:rsid="0014fa1c" officeooo:paragraph-rsid="003edbf2" fo:background-color="#d0d0d0" style:font-size-asian="10pt" style:font-size-complex="10pt"/>
    </style:style>
    <style:style style:name="P76"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P77" style:family="paragraph" style:parent-style-name="Footer">
      <style:paragraph-properties fo:text-align="end" style:justify-single-word="false"/>
      <style:text-properties officeooo:paragraph-rsid="002b38ef"/>
    </style:style>
    <style:style style:name="P78" style:family="paragraph" style:parent-style-name="Header">
      <style:paragraph-properties fo:padding="0cm" fo:border="none"/>
    </style:style>
    <style:style style:name="P79" style:family="paragraph" style:parent-style-name="Footer">
      <style:paragraph-properties fo:padding="0cm" fo:border="none"/>
    </style:style>
    <style:style style:name="P80" style:family="paragraph" style:parent-style-name="List_20_Paragraph">
      <loext:graphic-properties draw:fill="none"/>
      <style:paragraph-properties fo:margin-left="0.9cm" fo:margin-right="0cm" fo:line-height="100%" fo:text-align="justify" style:justify-single-word="false" fo:orphans="2" fo:widows="2" fo:text-indent="0cm" style:auto-text-indent="false" fo:background-color="transparent" fo:padding="0cm" fo:border="none"/>
      <style:text-properties fo:language="en" fo:country="US" officeooo:paragraph-rsid="004b50cd"/>
    </style:style>
    <style:style style:name="P81" style:family="paragraph" style:parent-style-name="List_20_Paragraph" style:master-page-name="">
      <loext:graphic-properties draw:fill="none"/>
      <style:paragraph-properties fo:margin-left="0.9cm" fo:margin-right="0cm" fo:line-height="100%" fo:text-align="justify" style:justify-single-word="false" fo:orphans="2" fo:widows="2" fo:text-indent="0cm" style:auto-text-indent="false" style:page-number="auto" fo:background-color="transparent" fo:padding="0cm" fo:border="none"/>
      <style:text-properties fo:language="en" fo:country="US" officeooo:paragraph-rsid="004b50cd"/>
    </style:style>
    <style:style style:name="P82"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Arial" fo:font-size="10pt" fo:language="en" fo:country="US" fo:font-weight="normal" officeooo:rsid="00231cee" officeooo:paragraph-rsid="003edbf2" style:font-size-asian="10pt" style:font-weight-asian="normal" style:font-size-complex="10pt" style:font-weight-complex="normal"/>
    </style:style>
    <style:style style:name="P83"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n" fo:country="US" fo:font-weight="normal" officeooo:rsid="0032cd09" officeooo:paragraph-rsid="003edbf2" style:font-size-asian="10pt" style:font-weight-asian="normal" style:font-size-complex="10pt" style:font-weight-complex="normal"/>
    </style:style>
    <style:style style:name="P84"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n" fo:country="US" officeooo:rsid="0032cd09" officeooo:paragraph-rsid="003edbf2" style:font-size-asian="10pt" style:font-size-complex="10pt"/>
    </style:style>
    <style:style style:name="P85"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Arial" fo:font-size="10pt" fo:language="en" fo:country="US" officeooo:paragraph-rsid="0056f68e" style:font-size-asian="10pt" style:font-size-complex="10pt"/>
    </style:style>
    <style:style style:name="P86"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n" fo:country="US" fo:font-style="italic" style:text-underline-style="solid" style:text-underline-width="auto" style:text-underline-color="font-color" fo:font-weight="bold" officeooo:rsid="000ddb20" officeooo:paragraph-rsid="003edbf2" style:font-size-asian="10pt" style:font-style-asian="italic" style:font-weight-asian="bold" style:font-size-complex="10pt" style:font-style-complex="italic" style:font-weight-complex="bold"/>
    </style:style>
    <style:style style:name="P87"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n" fo:country="US" fo:font-style="italic" style:text-underline-style="solid" style:text-underline-width="auto" style:text-underline-color="font-color" fo:font-weight="bold" officeooo:rsid="0032cd09" officeooo:paragraph-rsid="003edbf2" style:font-size-asian="10pt" style:font-style-asian="italic" style:font-weight-asian="bold" style:font-size-complex="10pt" style:font-style-complex="italic" style:font-weight-complex="bold"/>
    </style:style>
    <style:style style:name="P88"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fo:language="en" fo:country="US" officeooo:paragraph-rsid="0063f6b7" fo:background-color="#ffff00"/>
    </style:style>
    <style:style style:name="P89"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officeooo:rsid="0032cd09" officeooo:paragraph-rsid="003edbf2" style:font-size-asian="10pt" style:font-size-complex="10pt"/>
    </style:style>
    <style:style style:name="P90"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officeooo:rsid="0032cd09" officeooo:paragraph-rsid="005c8536" style:font-size-asian="10pt" style:font-size-complex="10pt"/>
    </style:style>
    <style:style style:name="P91"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fo:font-weight="bold" officeooo:rsid="00246888" officeooo:paragraph-rsid="003edbf2" style:font-size-asian="10pt" style:font-weight-asian="bold" style:font-size-complex="10pt" style:font-weight-complex="bold"/>
    </style:style>
    <style:style style:name="P92"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style:text-underline-style="solid" style:text-underline-width="auto" style:text-underline-color="font-color" officeooo:rsid="0032cd09" officeooo:paragraph-rsid="003edbf2" style:font-size-asian="10pt" style:font-size-complex="10pt"/>
    </style:style>
    <style:style style:name="P93"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fo:font-weight="normal" officeooo:rsid="0032cd09" officeooo:paragraph-rsid="003edbf2" style:font-size-asian="10pt" style:font-weight-asian="normal" style:font-size-complex="10pt" style:font-weight-complex="normal"/>
    </style:style>
    <style:style style:name="P94"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ab-stops>
          <style:tab-stop style:position="1.699cm"/>
        </style:tab-stops>
      </style:paragraph-properties>
      <style:text-properties style:font-name="Arial" fo:font-size="10pt" fo:language="en" fo:country="US" fo:font-weight="normal" officeooo:rsid="0032cd09" officeooo:paragraph-rsid="003edbf2" style:font-size-asian="10pt" style:font-weight-asian="normal" style:font-size-complex="10pt" style:font-weight-complex="normal"/>
    </style:style>
    <style:style style:name="P95"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fo:font-style="italic" officeooo:rsid="0018fea0" officeooo:paragraph-rsid="003edbf2" fo:background-color="transparent" style:font-size-asian="10pt" style:font-style-asian="italic" style:font-size-complex="10pt" style:font-style-complex="italic"/>
    </style:style>
    <style:style style:name="P96"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officeooo:rsid="000ddb20" officeooo:paragraph-rsid="003edbf2" fo:background-color="transparent" style:font-size-asian="10pt" style:font-size-complex="10pt"/>
    </style:style>
    <style:style style:name="P97"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officeooo:rsid="000bb2b2" officeooo:paragraph-rsid="0056f68e" fo:background-color="transparent" style:font-size-asian="10pt" style:font-size-complex="10pt"/>
    </style:style>
    <style:style style:name="P98"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officeooo:rsid="001952b2" officeooo:paragraph-rsid="0056f68e" fo:background-color="transparent" style:font-size-asian="10pt" style:font-size-complex="10pt"/>
    </style:style>
    <style:style style:name="P99"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fo:font-weight="bold" officeooo:rsid="00092df0" officeooo:paragraph-rsid="003edbf2" fo:background-color="transparent" style:font-size-asian="10pt" style:font-weight-asian="bold" style:font-size-complex="10pt" style:font-weight-complex="bold"/>
    </style:style>
    <style:style style:name="P100"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language="en" fo:country="US" officeooo:paragraph-rsid="003edbf2"/>
    </style:style>
    <style:style style:name="P101" style:family="paragraph" style:parent-style-name="Text_20_body" style:master-page-name="">
      <loext:graphic-properties draw:fill="none"/>
      <style:paragraph-properties fo:margin-left="0.7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ext-properties fo:language="en" fo:country="US" officeooo:paragraph-rsid="00548e13"/>
    </style:style>
    <style:style style:name="P102"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fo:color="#800000" style:font-name="Arial" fo:font-size="10pt" fo:language="en" fo:country="US" fo:font-style="italic" fo:font-weight="normal" officeooo:rsid="001f9a00" officeooo:paragraph-rsid="005306e9" fo:background-color="#e8e8e8" style:font-size-asian="10pt" style:font-style-asian="italic" style:font-weight-asian="normal" style:font-size-complex="10pt" style:font-style-complex="italic" style:font-weight-complex="normal"/>
    </style:style>
    <style:style style:name="P103"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n" fo:country="US" fo:font-weight="normal" officeooo:rsid="0032cd09" officeooo:paragraph-rsid="003edbf2" style:font-size-asian="10pt" style:font-weight-asian="normal" style:font-size-complex="10pt" style:font-weight-complex="normal"/>
    </style:style>
    <style:style style:name="P104"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n" fo:country="US" fo:font-weight="bold" officeooo:rsid="0032cd09" officeooo:paragraph-rsid="003edbf2" style:font-size-asian="10pt" style:font-weight-asian="bold" style:font-size-complex="10pt" style:font-weight-complex="bold"/>
    </style:style>
    <style:style style:name="P105"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use-window-font-color="true" style:font-name="Arial" fo:font-size="10pt" fo:language="en" fo:country="US" officeooo:rsid="000ddb20" officeooo:paragraph-rsid="003edbf2" fo:background-color="transparent" style:font-size-asian="10pt" style:font-size-complex="10pt"/>
    </style:style>
    <style:style style:name="P106"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use-window-font-color="true" style:font-name="Arial" fo:font-size="10pt" fo:language="en" fo:country="US" fo:font-style="normal" fo:font-weight="normal" officeooo:rsid="0056f68e" officeooo:paragraph-rsid="003edbf2" style:font-size-asian="10pt" style:font-style-asian="normal" style:font-weight-asian="normal" style:font-size-complex="10pt" style:font-style-complex="normal" style:font-weight-complex="normal"/>
    </style:style>
    <style:style style:name="P107"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officeooo:rsid="0032cd09" officeooo:paragraph-rsid="003edbf2" style:font-size-asian="10pt" style:font-size-complex="10pt"/>
    </style:style>
    <style:style style:name="P108"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officeooo:rsid="0032cd09" officeooo:paragraph-rsid="0053f18c" style:font-size-asian="10pt" style:font-size-complex="10pt"/>
    </style:style>
    <style:style style:name="P109"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fo:font-weight="bold" officeooo:rsid="0032cd09" officeooo:paragraph-rsid="003edbf2" style:font-size-asian="10pt" style:font-weight-asian="bold" style:font-size-complex="10pt" style:font-weight-complex="bold"/>
    </style:style>
    <style:style style:name="P110"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fo:font-weight="normal" officeooo:rsid="0032cd09" officeooo:paragraph-rsid="0053f18c" style:font-size-asian="10pt" style:font-weight-asian="normal" style:font-size-complex="10pt" style:font-weight-complex="normal"/>
    </style:style>
    <style:style style:name="P111"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fo:language="en" fo:country="US" officeooo:paragraph-rsid="003edbf2"/>
    </style:style>
    <style:style style:name="P112" style:family="paragraph" style:parent-style-name="Standard">
      <loext:graphic-properties draw:fill="none"/>
      <style:paragraph-properties fo:margin-left="0.7cm" fo:margin-right="0cm" fo:text-align="justify" style:justify-single-word="false" fo:orphans="2" fo:widows="2" fo:text-indent="0.6cm" style:auto-text-indent="false" fo:background-color="transparent"/>
      <style:text-properties style:use-window-font-color="true" style:font-name="Arial" fo:font-size="10pt" fo:language="en" fo:country="US" fo:font-style="italic" officeooo:rsid="0018fea0" officeooo:paragraph-rsid="00412608" fo:background-color="transparent" style:font-size-asian="10pt" style:font-style-asian="italic" style:font-size-complex="10pt" style:font-style-complex="italic"/>
    </style:style>
    <style:style style:name="P113" style:family="paragraph" style:parent-style-name="Standard">
      <loext:graphic-properties draw:fill="none"/>
      <style:paragraph-properties fo:margin-left="0.7cm" fo:margin-right="0cm" fo:text-align="justify" style:justify-single-word="false" fo:orphans="2" fo:widows="2" fo:text-indent="0.6cm" style:auto-text-indent="false" fo:background-color="transparent"/>
      <style:text-properties style:use-window-font-color="true" style:font-name="Arial" fo:font-size="10pt" fo:language="en" fo:country="US" fo:font-style="italic" officeooo:rsid="0018fea0" officeooo:paragraph-rsid="003edbf2" fo:background-color="transparent" style:font-size-asian="10pt" style:font-style-asian="italic" style:font-size-complex="10pt" style:font-style-complex="italic"/>
    </style:style>
    <style:style style:name="P114" style:family="paragraph" style:parent-style-name="Standard">
      <loext:graphic-properties draw:fill="none"/>
      <style:paragraph-properties fo:margin-left="0.7cm" fo:margin-right="0cm" fo:text-align="justify" style:justify-single-word="false" fo:orphans="2" fo:widows="2" fo:text-indent="0.6cm" style:auto-text-indent="false" fo:background-color="transparent"/>
      <style:text-properties fo:language="en" fo:country="US" officeooo:paragraph-rsid="003edbf2"/>
    </style:style>
    <style:style style:name="P115" style:family="paragraph" style:parent-style-name="Standard" style:master-page-name="">
      <loext:graphic-properties draw:fill="none"/>
      <style:paragraph-properties fo:margin-left="0.7cm" fo:margin-right="0cm" fo:text-align="justify" style:justify-single-word="false" fo:orphans="2" fo:widows="2" fo:text-indent="0.6cm" style:auto-text-indent="false" style:page-number="auto" fo:background-color="transparent"/>
      <style:text-properties style:use-window-font-color="true" style:font-name="Arial" fo:font-size="10pt" fo:language="en" fo:country="US" fo:font-style="italic" officeooo:rsid="0018fea0" officeooo:paragraph-rsid="003edbf2" fo:background-color="transparent" style:font-size-asian="10pt" style:font-style-asian="italic" style:font-size-complex="10pt" style:font-style-complex="italic"/>
    </style:style>
    <style:style style:name="P116" style:family="paragraph" style:parent-style-name="Standard">
      <loext:graphic-properties draw:fill="none"/>
      <style:paragraph-properties fo:margin-left="1.401cm" fo:margin-right="0cm" fo:text-align="justify" style:justify-single-word="false" fo:orphans="2" fo:widows="2" fo:text-indent="-0.199cm" style:auto-text-indent="false" fo:background-color="transparent"/>
      <style:text-properties style:use-window-font-color="true" style:font-name="Arial" fo:font-size="10pt" fo:language="en" fo:country="US" fo:font-style="italic" officeooo:rsid="000fc5ed" officeooo:paragraph-rsid="0056f68e" fo:background-color="transparent" style:font-size-asian="10pt" style:font-style-asian="italic" style:font-size-complex="10pt" style:font-style-complex="italic"/>
    </style:style>
    <style:style style:name="P117" style:family="paragraph" style:parent-style-name="Standard" style:master-page-name="">
      <loext:graphic-properties draw:fill="none"/>
      <style:paragraph-properties fo:margin-left="1.401cm" fo:margin-right="0cm" fo:text-align="justify" style:justify-single-word="false" fo:orphans="2" fo:widows="2" fo:text-indent="-0.199cm" style:auto-text-indent="false" style:page-number="auto" fo:background-color="transparent"/>
      <style:text-properties style:use-window-font-color="true" style:font-name="Arial" fo:font-size="10pt" fo:language="en" fo:country="US" fo:font-style="italic" officeooo:rsid="000fc5ed" officeooo:paragraph-rsid="0056f68e" fo:background-color="transparent" style:font-size-asian="10pt" style:font-style-asian="italic" style:font-size-complex="10pt" style:font-style-complex="italic"/>
    </style:style>
    <style:style style:name="P118" style:family="paragraph" style:parent-style-name="Standard" style:master-page-name="">
      <loext:graphic-properties draw:fill="none"/>
      <style:paragraph-properties fo:margin-left="1.401cm" fo:margin-right="0cm" fo:text-align="justify" style:justify-single-word="false" fo:orphans="2" fo:widows="2" fo:text-indent="-0.199cm" style:auto-text-indent="false" style:page-number="auto" fo:background-color="transparent"/>
      <style:text-properties fo:language="en" fo:country="US" officeooo:paragraph-rsid="003edbf2"/>
    </style:style>
    <style:style style:name="P119" style:family="paragraph" style:parent-style-name="Text_20_body">
      <loext:graphic-properties draw:fill="none"/>
      <style:paragraph-properties fo:margin-left="1.199cm" fo:margin-right="0cm" fo:margin-top="0cm" fo:margin-bottom="0cm" loext:contextual-spacing="false" fo:line-height="100%" fo:text-align="justify" style:justify-single-word="false" fo:text-indent="0cm" style:auto-text-indent="false" fo:background-color="transparent" style:writing-mode="page"/>
      <style:text-properties fo:color="#ff0000" style:font-name="Arial" fo:font-size="10pt" fo:language="en" fo:country="US" officeooo:rsid="00286b43" officeooo:paragraph-rsid="00548e13" fo:background-color="#d0d0d0" style:font-size-asian="10pt" style:font-size-complex="10pt"/>
    </style:style>
    <style:style style:name="P120" style:family="paragraph" style:parent-style-name="Text_20_body">
      <loext:graphic-properties draw:fill="none"/>
      <style:paragraph-properties fo:margin-left="1.199cm" fo:margin-right="0cm" fo:margin-top="0cm" fo:margin-bottom="0cm" loext:contextual-spacing="false" fo:line-height="100%" fo:text-align="justify" style:justify-single-word="false" fo:orphans="2" fo:widows="2" fo:text-indent="0cm" style:auto-text-indent="false" fo:background-color="transparent" style:writing-mode="page"/>
      <style:text-properties fo:color="#ff0000" style:font-name="Arial" fo:font-size="10pt" fo:language="en" fo:country="US" fo:font-weight="normal" officeooo:rsid="00286b43" officeooo:paragraph-rsid="00548e13" fo:background-color="#d0d0d0" style:font-size-asian="10pt" style:font-weight-asian="normal" style:font-size-complex="10pt" style:font-weight-complex="normal"/>
    </style:style>
    <style:style style:name="P121" style:family="paragraph" style:parent-style-name="Text_20_body">
      <loext:graphic-properties draw:fill="none"/>
      <style:paragraph-properties fo:margin-left="1.199cm" fo:margin-right="0cm" fo:margin-top="0cm" fo:margin-bottom="0cm" loext:contextual-spacing="false" fo:line-height="100%" fo:text-align="justify" style:justify-single-word="false" fo:text-indent="0cm" style:auto-text-indent="false" fo:background-color="transparent" style:writing-mode="page"/>
      <style:text-properties style:font-name="Arial" fo:font-size="10pt" fo:language="en" fo:country="US" fo:font-weight="bold" officeooo:rsid="002ee2df" officeooo:paragraph-rsid="00548e13" style:font-size-asian="10pt" style:font-weight-asian="bold" style:font-size-complex="10pt" style:font-weight-complex="bold"/>
    </style:style>
    <style:style style:name="P122" style:family="paragraph" style:parent-style-name="Text_20_body" style:master-page-name="">
      <loext:graphic-properties draw:fill="none"/>
      <style:paragraph-properties fo:margin-left="1.199cm" fo:margin-right="0cm" fo:margin-top="0cm" fo:margin-bottom="0cm" loext:contextual-spacing="false" fo:line-height="100%" fo:text-align="justify" style:justify-single-word="false" fo:text-indent="0cm" style:auto-text-indent="false" style:page-number="auto" fo:background-color="transparent" style:writing-mode="page"/>
      <style:text-properties fo:color="#ff0000" style:font-name="Arial" fo:font-size="10pt" fo:language="en" fo:country="US" fo:font-weight="normal" officeooo:rsid="00286b43" officeooo:paragraph-rsid="00548e13" style:font-size-asian="10pt" style:font-weight-asian="normal" style:font-size-complex="10pt" style:font-weight-complex="normal"/>
    </style:style>
    <style:style style:name="P123" style:family="paragraph" style:parent-style-name="Text_20_body">
      <style:paragraph-properties fo:margin-top="0cm" fo:margin-bottom="0cm" loext:contextual-spacing="false" fo:line-height="100%" fo:text-align="justify" style:justify-single-word="false" style:writing-mode="page"/>
      <style:text-properties style:font-name="Arial" fo:font-size="10pt" fo:language="en" fo:country="US" officeooo:rsid="002dcc0b" officeooo:paragraph-rsid="00401f0a" style:font-size-asian="10pt" style:font-size-complex="10pt"/>
    </style:style>
    <style:style style:name="P124" style:family="paragraph" style:parent-style-name="Text_20_body">
      <style:paragraph-properties fo:margin-top="0cm" fo:margin-bottom="0cm" loext:contextual-spacing="false" fo:line-height="100%" fo:text-align="justify" style:justify-single-word="false" style:writing-mode="page"/>
      <style:text-properties style:font-name="Arial" fo:font-size="10pt" fo:language="en" fo:country="US" officeooo:rsid="002dcc0b" officeooo:paragraph-rsid="003edbf2" style:font-size-asian="10pt" style:font-size-complex="10pt"/>
    </style:style>
    <style:style style:name="P125" style:family="paragraph" style:parent-style-name="Text_20_body">
      <style:paragraph-properties fo:margin-top="0cm" fo:margin-bottom="0cm" loext:contextual-spacing="false" fo:line-height="100%" fo:text-align="justify" style:justify-single-word="false" style:writing-mode="page"/>
      <style:text-properties style:font-name="Arial" fo:font-size="10pt" fo:language="en" fo:country="US" officeooo:paragraph-rsid="00401f0a" style:font-size-asian="10pt" style:font-size-complex="10pt"/>
    </style:style>
    <style:style style:name="P126" style:family="paragraph" style:parent-style-name="Standard" style:list-style-name="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n" fo:country="US" fo:font-style="italic" fo:text-shadow="none" style:text-underline-style="none" fo:font-weight="normal" officeooo:rsid="003edbf2" officeooo:paragraph-rsid="003edbf2" style:font-size-asian="13pt" style:font-style-asian="italic" style:font-weight-asian="normal" style:font-size-complex="13pt" style:font-style-complex="italic" style:font-weight-complex="normal" style:text-emphasize="none"/>
    </style:style>
    <style:style style:name="P127"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n" fo:country="US" officeooo:rsid="0032cd09" officeooo:paragraph-rsid="003edbf2" style:font-size-asian="10pt" style:font-size-complex="10pt"/>
    </style:style>
    <style:style style:name="P128"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n" fo:country="US" officeooo:rsid="0066fc66" officeooo:paragraph-rsid="0066fc66" style:font-size-asian="10pt" style:font-size-complex="10pt"/>
    </style:style>
    <style:style style:name="P129"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officeooo:rsid="0032cd09" officeooo:paragraph-rsid="003edbf2" style:font-size-asian="10pt" style:font-size-complex="10pt"/>
    </style:style>
    <style:style style:name="P130"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66fc66" officeooo:paragraph-rsid="0066fc66" style:font-size-asian="12pt" style:font-weight-asian="bold" style:font-name-complex="Calibri1" style:font-size-complex="16pt" style:font-weight-complex="bold"/>
    </style:style>
    <style:style style:name="P131"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0cfa44" officeooo:paragraph-rsid="002ac2e8" style:font-size-asian="12pt" style:font-weight-asian="bold" style:font-name-complex="Calibri1" style:font-size-complex="16pt" style:font-weight-complex="bold"/>
    </style:style>
    <style:style style:name="P132"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normal" officeooo:rsid="00755d67" officeooo:paragraph-rsid="0066fc66" style:font-size-asian="12pt" style:font-weight-asian="normal" style:font-name-complex="Calibri1" style:font-size-complex="16pt" style:font-weight-complex="normal"/>
    </style:style>
    <style:style style:name="P133"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normal" officeooo:rsid="000cfa44" officeooo:paragraph-rsid="0066fc66" style:font-size-asian="12pt" style:font-weight-asian="normal" style:font-name-complex="Calibri1" style:font-size-complex="16pt" style:font-weight-complex="normal"/>
    </style:style>
    <style:style style:name="P134" style:family="paragraph" style:parent-style-name="List_20_Paragraph">
      <style:paragraph-properties fo:margin-left="0cm" fo:margin-right="0cm" fo:line-height="100%" fo:text-align="justify" style:justify-single-word="false" fo:text-indent="0cm" style:auto-text-indent="false"/>
      <style:text-properties fo:color="#3465a4" style:font-name="Arial" fo:font-size="12pt" fo:language="en" fo:country="US" fo:font-weight="normal" officeooo:rsid="000cfa44" officeooo:paragraph-rsid="0066fc66" style:font-size-asian="12pt" style:font-weight-asian="normal" style:font-name-complex="Calibri1" style:font-size-complex="16pt" style:font-weight-complex="normal"/>
    </style:style>
    <style:style style:name="P135"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style:font-name="Arial" fo:font-size="12pt" fo:language="en" fo:country="US" fo:font-weight="bold" officeooo:rsid="000cfa44" officeooo:paragraph-rsid="005215f9" style:font-size-asian="12pt" style:font-weight-asian="bold" style:font-name-complex="Calibri1" style:font-size-complex="16pt" style:font-weight-complex="bold"/>
    </style:style>
    <style:style style:name="P13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66fc66" officeooo:paragraph-rsid="0066fc66" style:font-size-asian="10pt" style:font-weight-asian="normal" style:font-name-complex="Calibri Light" style:font-size-complex="10pt" style:font-weight-complex="normal"/>
    </style:style>
    <style:style style:name="P137" style:family="paragraph">
      <loext:graphic-properties draw:fill-color="#000000"/>
      <style:paragraph-properties fo:text-align="center"/>
    </style:style>
    <style:style style:name="T1" style:family="text">
      <style:text-properties style:font-name="Arial" fo:font-size="18pt" fo:font-weight="bold" officeooo:rsid="000cfa44" style:font-size-asian="18pt" style:font-weight-asian="bold" style:font-name-complex="Calibri1" style:font-size-complex="18pt" style:font-weight-complex="bold"/>
    </style:style>
    <style:style style:name="T2" style:family="text">
      <style:text-properties style:font-name="Arial" fo:font-size="18pt" fo:font-weight="bold" officeooo:rsid="00295373" style:font-size-asian="18pt" style:font-weight-asian="bold" style:font-name-complex="Calibri1" style:font-size-complex="18pt" style:font-weight-complex="bold"/>
    </style:style>
    <style:style style:name="T3" style:family="text">
      <style:text-properties style:font-name="Arial" fo:font-size="18pt" fo:font-weight="bold" officeooo:rsid="005215f9" style:font-size-asian="18pt" style:font-weight-asian="bold" style:font-name-complex="Calibri1" style:font-size-complex="18pt" style:font-weight-complex="bold"/>
    </style:style>
    <style:style style:name="T4" style:family="text">
      <style:text-properties style:font-name="Arial" fo:font-size="18pt" fo:font-weight="bold" officeooo:rsid="0030c152" style:font-size-asian="18pt" style:font-weight-asian="bold" style:font-name-complex="Calibri1" style:font-size-complex="18pt" style:font-weight-complex="bold"/>
    </style:style>
    <style:style style:name="T5" style:family="text">
      <style:text-properties style:font-name="Arial" fo:font-size="24pt" officeooo:rsid="00652705" style:font-size-asian="24pt" style:font-size-complex="24pt"/>
    </style:style>
    <style:style style:name="T6" style:family="text">
      <style:text-properties style:font-name="Arial" fo:font-size="24pt" officeooo:rsid="00295373" style:font-size-asian="24pt" style:font-size-complex="24pt"/>
    </style:style>
    <style:style style:name="T7" style:family="text">
      <style:text-properties style:font-name="Arial" fo:font-size="24pt" officeooo:rsid="00353354" style:font-size-asian="24pt" style:font-size-complex="24pt"/>
    </style:style>
    <style:style style:name="T8" style:family="text">
      <style:text-properties style:font-name="Arial" fo:font-size="24pt" officeooo:rsid="0047e66d" style:font-size-asian="24pt" style:font-size-complex="24pt"/>
    </style:style>
    <style:style style:name="T9" style:family="text">
      <style:text-properties style:font-name="Arial" fo:font-size="8pt" officeooo:rsid="002b38ef" style:font-size-asian="8pt" style:font-size-complex="8pt"/>
    </style:style>
    <style:style style:name="T10" style:family="text">
      <style:text-properties style:font-name="Arial" fo:font-size="8pt" officeooo:rsid="005215f9" style:font-size-asian="8pt" style:font-size-complex="8pt"/>
    </style:style>
    <style:style style:name="T11" style:family="text">
      <style:text-properties style:font-name="Arial" fo:font-size="10pt" style:font-size-asian="10pt" style:font-weight-asian="bold" style:font-size-complex="10pt" style:font-weight-complex="bold"/>
    </style:style>
    <style:style style:name="T12" style:family="text">
      <style:text-properties style:font-name="Arial" fo:font-size="10pt" officeooo:rsid="001b42ad" style:font-size-asian="10pt" style:font-weight-asian="bold" style:font-size-complex="10pt" style:font-weight-complex="bold"/>
    </style:style>
    <style:style style:name="T13" style:family="text">
      <style:text-properties style:font-name="Arial" fo:font-size="10pt" officeooo:rsid="00246888" style:font-size-asian="10pt" style:font-weight-asian="bold" style:font-size-complex="10pt" style:font-weight-complex="bold"/>
    </style:style>
    <style:style style:name="T14" style:family="text">
      <style:text-properties style:font-name="Arial" fo:font-size="10pt" officeooo:rsid="002ee2df" style:font-size-asian="10pt" style:font-size-complex="10pt"/>
    </style:style>
    <style:style style:name="T15" style:family="text">
      <style:text-properties style:font-name="Arial" fo:font-size="10pt" officeooo:rsid="00286b43" style:font-size-asian="10pt" style:font-size-complex="10pt"/>
    </style:style>
    <style:style style:name="T16" style:family="text">
      <style:text-properties style:font-name="Arial" fo:font-size="10pt" officeooo:rsid="00548e13" style:font-size-asian="10pt" style:font-size-complex="10pt"/>
    </style:style>
    <style:style style:name="T17" style:family="text">
      <style:text-properties style:font-name="Arial" fo:font-size="10pt" officeooo:rsid="0032cd09" style:font-size-asian="10pt" style:font-size-complex="10pt"/>
    </style:style>
    <style:style style:name="T18" style:family="text">
      <style:text-properties style:font-name="Arial" fo:font-size="10pt" officeooo:rsid="0053f18c" style:font-size-asian="10pt" style:font-size-complex="10pt"/>
    </style:style>
    <style:style style:name="T19" style:family="text">
      <style:text-properties style:font-name="Arial" fo:font-size="10pt" fo:font-weight="normal" style:font-size-asian="10pt" style:font-weight-asian="normal" style:font-name-complex="Calibri Light" style:font-size-complex="10pt" style:font-weight-complex="normal"/>
    </style:style>
    <style:style style:name="T20" style:family="text">
      <style:text-properties style:font-name="Arial" fo:font-size="10pt" fo:font-weight="normal" officeooo:rsid="00353354" style:font-size-asian="10pt" style:font-weight-asian="normal" style:font-name-complex="Calibri Light" style:font-size-complex="10pt" style:font-weight-complex="normal"/>
    </style:style>
    <style:style style:name="T21" style:family="text">
      <style:text-properties style:font-name="Arial" fo:font-size="10pt" fo:font-weight="normal" officeooo:rsid="004384e6" style:font-size-asian="10pt" style:font-weight-asian="normal" style:font-name-complex="Calibri Light" style:font-size-complex="10pt" style:font-weight-complex="normal"/>
    </style:style>
    <style:style style:name="T22" style:family="text">
      <style:text-properties style:font-name="Arial" fo:font-size="10pt" fo:font-weight="normal" officeooo:rsid="0036fe2c" style:font-size-asian="10pt" style:font-weight-asian="normal" style:font-name-complex="Calibri Light" style:font-size-complex="10pt" style:font-weight-complex="normal"/>
    </style:style>
    <style:style style:name="T23" style:family="text">
      <style:text-properties style:font-name="Arial" fo:font-size="10pt" fo:font-weight="normal" officeooo:rsid="005215f9" style:font-size-asian="10pt" style:font-weight-asian="normal" style:font-name-complex="Calibri Light" style:font-size-complex="10pt" style:font-weight-complex="normal"/>
    </style:style>
    <style:style style:name="T24" style:family="text">
      <style:text-properties style:font-name="Arial" fo:font-size="10pt" fo:font-weight="normal" officeooo:rsid="00231cee" style:font-size-asian="10pt" style:font-weight-asian="normal" style:font-size-complex="10pt" style:font-weight-complex="normal"/>
    </style:style>
    <style:style style:name="T25" style:family="text">
      <style:text-properties style:font-name="Arial" fo:font-size="10pt" fo:font-weight="normal" officeooo:rsid="0056f68e" style:font-size-asian="10pt" style:font-weight-asian="normal" style:font-size-complex="10pt" style:font-weight-complex="normal"/>
    </style:style>
    <style:style style:name="T26" style:family="text">
      <style:text-properties style:font-name="Arial" fo:font-size="10pt" fo:font-weight="normal" officeooo:rsid="004b50cd" style:font-size-asian="10pt" style:font-weight-asian="normal" style:font-name-complex="Calibri1" style:font-size-complex="10pt" style:font-weight-complex="normal"/>
    </style:style>
    <style:style style:name="T27" style:family="text">
      <style:text-properties style:font-name="Arial" fo:font-size="10pt" fo:font-weight="normal" officeooo:rsid="00572f64" style:font-size-asian="10pt" style:font-weight-asian="normal" style:font-name-complex="Calibri1" style:font-size-complex="10pt" style:font-weight-complex="normal"/>
    </style:style>
    <style:style style:name="T28" style:family="text">
      <style:text-properties style:font-name="Arial" fo:font-size="10pt" fo:font-weight="normal" officeooo:rsid="004a1ff1" style:font-size-asian="10pt" style:font-weight-asian="normal" style:font-name-complex="Calibri1" style:font-size-complex="10pt" style:font-weight-complex="normal"/>
    </style:style>
    <style:style style:name="T29" style:family="text">
      <style:text-properties style:font-name="Arial" fo:font-size="10pt" fo:language="en" fo:country="US" fo:font-weight="normal" officeooo:rsid="005bcc13" style:font-size-asian="10pt" style:font-weight-asian="normal" style:font-name-complex="Calibri1" style:font-size-complex="10pt" style:font-weight-complex="normal"/>
    </style:style>
    <style:style style:name="T30" style:family="text">
      <style:text-properties style:font-name="Arial" fo:font-size="10pt" fo:language="en" fo:country="US" fo:font-weight="normal" officeooo:rsid="00572f64" style:font-size-asian="10pt" style:font-weight-asian="normal" style:font-name-complex="Calibri1" style:font-size-complex="10pt" style:font-weight-complex="normal"/>
    </style:style>
    <style:style style:name="T31" style:family="text">
      <style:text-properties style:font-name="Arial" fo:font-size="10pt" fo:language="en" fo:country="US" fo:font-weight="normal" officeooo:rsid="004a1ff1" style:font-size-asian="10pt" style:font-weight-asian="normal" style:font-name-complex="Calibri1" style:font-size-complex="10pt" style:font-weight-complex="normal"/>
    </style:style>
    <style:style style:name="T32" style:family="text">
      <style:text-properties style:font-name="Arial" fo:font-size="10pt" fo:font-weight="bold" officeooo:rsid="002ee2df" style:font-size-asian="10pt" style:font-weight-asian="bold" style:font-size-complex="10pt" style:font-weight-complex="bold"/>
    </style:style>
    <style:style style:name="T33" style:family="text">
      <style:text-properties style:font-name="Arial" fo:font-size="10pt" fo:font-weight="bold" officeooo:rsid="00548e13" style:font-size-asian="10pt" style:font-weight-asian="bold" style:font-size-complex="10pt" style:font-weight-complex="bold"/>
    </style:style>
    <style:style style:name="T34" style:family="text">
      <style:text-properties style:font-name="Arial" fo:font-size="10pt" fo:font-weight="bold" officeooo:rsid="004a1ff1" style:font-size-asian="10pt" style:font-weight-asian="bold" style:font-name-complex="Calibri1" style:font-size-complex="10pt" style:font-weight-complex="bold"/>
    </style:style>
    <style:style style:name="T35" style:family="text">
      <style:text-properties style:font-name="Arial" fo:font-size="10pt" fo:font-weight="bold" officeooo:rsid="00572f64" style:font-size-asian="10pt" style:font-weight-asian="bold" style:font-name-complex="Calibri1" style:font-size-complex="10pt" style:font-weight-complex="bold"/>
    </style:style>
    <style:style style:name="T36" style:family="text">
      <style:text-properties style:font-name="Arial" fo:font-size="10pt" fo:font-style="italic" fo:font-weight="normal" officeooo:rsid="00231cee" style:font-size-asian="10pt" style:font-style-asian="italic" style:font-weight-asian="normal" style:font-size-complex="10pt" style:font-style-complex="italic" style:font-weight-complex="normal"/>
    </style:style>
    <style:style style:name="T37" style:family="text">
      <style:text-properties style:font-name="Arial" fo:font-size="12pt" fo:font-weight="bold" style:font-size-asian="12pt" style:font-weight-asian="bold" style:font-name-complex="Calibri Light" style:font-size-complex="16pt" style:font-weight-complex="bold"/>
    </style:style>
    <style:style style:name="T38" style:family="text">
      <style:text-properties style:font-name="Arial" fo:font-size="12pt" fo:font-weight="bold" officeooo:rsid="005215f9" style:font-size-asian="12pt" style:font-weight-asian="bold" style:font-name-complex="Calibri Light" style:font-size-complex="16pt" style:font-weight-complex="bold"/>
    </style:style>
    <style:style style:name="T39" style:family="text">
      <style:text-properties style:font-name="Arial" fo:font-size="12pt" fo:font-weight="bold" officeooo:rsid="001d9c2b" style:font-size-asian="12pt" style:font-weight-asian="bold" style:font-name-complex="Calibri1" style:font-weight-complex="bold"/>
    </style:style>
    <style:style style:name="T40" style:family="text">
      <style:text-properties style:font-name="Arial" fo:font-size="12pt" fo:font-weight="bold" officeooo:rsid="005215f9" style:font-size-asian="12pt" style:font-weight-asian="bold" style:font-name-complex="Calibri1" style:font-weight-complex="bold"/>
    </style:style>
    <style:style style:name="T41" style:family="text">
      <style:text-properties style:font-name="Arial" fo:font-size="12pt" fo:font-weight="bold" officeooo:rsid="000cfa44" style:font-size-asian="12pt" style:font-weight-asian="bold" style:font-name-complex="Calibri1" style:font-size-complex="16pt" style:font-weight-complex="bold"/>
    </style:style>
    <style:style style:name="T42" style:family="text">
      <style:text-properties style:font-name="Arial" fo:font-size="12pt" fo:font-weight="bold" officeooo:rsid="005215f9" style:font-size-asian="12pt" style:font-weight-asian="bold" style:font-name-complex="Calibri1" style:font-size-complex="16pt" style:font-weight-complex="bold"/>
    </style:style>
    <style:style style:name="T43" style:family="text">
      <style:text-properties fo:font-weight="normal" officeooo:rsid="00212372" style:font-weight-asian="normal" style:font-weight-complex="normal"/>
    </style:style>
    <style:style style:name="T44" style:family="text">
      <style:text-properties fo:font-weight="normal" officeooo:rsid="0029b60c" style:font-weight-asian="normal" style:font-weight-complex="normal"/>
    </style:style>
    <style:style style:name="T45" style:family="text">
      <style:text-properties fo:font-weight="normal" officeooo:rsid="00572f64" style:font-weight-asian="normal" style:font-weight-complex="normal"/>
    </style:style>
    <style:style style:name="T46" style:family="text">
      <style:text-properties fo:font-weight="normal" fo:background-color="#d0d0d0" loext:char-shading-value="0" style:font-weight-asian="normal" style:font-weight-complex="normal"/>
    </style:style>
    <style:style style:name="T47" style:family="text">
      <style:text-properties fo:font-weight="normal" officeooo:rsid="00246888" fo:background-color="#d0d0d0" loext:char-shading-value="0" style:font-weight-asian="normal" style:font-weight-complex="normal"/>
    </style:style>
    <style:style style:name="T48" style:family="text">
      <style:text-properties fo:font-weight="normal" officeooo:rsid="0029b60c" fo:background-color="#d0d0d0" loext:char-shading-value="0" style:font-weight-asian="normal" style:font-weight-complex="normal"/>
    </style:style>
    <style:style style:name="T49" style:family="text">
      <style:text-properties fo:font-weight="normal" officeooo:rsid="0037a248" fo:background-color="#d0d0d0" loext:char-shading-value="0" style:font-weight-asian="normal" style:font-weight-complex="normal"/>
    </style:style>
    <style:style style:name="T50" style:family="text">
      <style:text-properties fo:font-weight="normal" officeooo:rsid="001f9a00" fo:background-color="#d0d0d0" loext:char-shading-value="0" style:font-weight-asian="normal" style:font-weight-complex="normal"/>
    </style:style>
    <style:style style:name="T51" style:family="text">
      <style:text-properties fo:font-weight="normal" fo:background-color="transparent" loext:char-shading-value="0" style:font-weight-asian="normal" style:font-weight-complex="normal"/>
    </style:style>
    <style:style style:name="T52" style:family="text">
      <style:text-properties fo:font-weight="normal" officeooo:rsid="00246888" fo:background-color="transparent" loext:char-shading-value="0" style:font-weight-asian="normal" style:font-weight-complex="normal"/>
    </style:style>
    <style:style style:name="T53" style:family="text">
      <style:text-properties fo:font-weight="normal" officeooo:rsid="00231cee" fo:background-color="#ffff00" loext:char-shading-value="0" style:font-weight-asian="normal" style:font-weight-complex="normal"/>
    </style:style>
    <style:style style:name="T54" style:family="text">
      <style:text-properties fo:font-weight="normal" officeooo:rsid="00246888" fo:background-color="#ffff00" loext:char-shading-value="0" style:font-weight-asian="normal" style:font-weight-complex="normal"/>
    </style:style>
    <style:style style:name="T55" style:family="text">
      <style:text-properties fo:font-style="normal" fo:font-weight="normal" officeooo:rsid="00212372" style:font-style-asian="normal" style:font-weight-asian="normal" style:font-style-complex="normal" style:font-weight-complex="normal"/>
    </style:style>
    <style:style style:name="T56" style:family="text">
      <style:text-properties fo:font-style="normal" fo:font-weight="normal" officeooo:rsid="0056f68e" style:font-style-asian="normal" style:font-weight-asian="normal" style:font-style-complex="normal" style:font-weight-complex="normal"/>
    </style:style>
    <style:style style:name="T57" style:family="text">
      <style:text-properties fo:font-variant="normal" fo:text-transform="none" fo:color="#000000" style:font-name="Liberation Sans" fo:font-size="10.5pt" fo:letter-spacing="normal" fo:font-style="normal" fo:font-weight="normal" officeooo:rsid="00246888" style:font-weight-asian="normal" style:font-weight-complex="normal"/>
    </style:style>
    <style:style style:name="T58" style:family="text">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246888" style:font-size-asian="10pt" style:font-style-asian="normal" style:font-weight-asian="normal" style:font-weight-complex="normal" style:text-emphasize="none"/>
    </style:style>
    <style:style style:name="T59" style:family="text">
      <style:text-properties fo:font-variant="normal" fo:text-transform="none" fo:color="#222222" style:font-name="Arial" fo:font-size="10pt" fo:letter-spacing="normal" fo:font-style="normal" fo:font-weight="normal" officeooo:rsid="00231cee" style:font-size-asian="10pt" style:font-weight-asian="normal" style:font-size-complex="10pt" style:font-weight-complex="normal"/>
    </style:style>
    <style:style style:name="T60" style:family="text">
      <style:text-properties officeooo:rsid="00246888"/>
    </style:style>
    <style:style style:name="T61" style:family="text">
      <style:text-properties officeooo:rsid="0014fa1c"/>
    </style:style>
    <style:style style:name="T62" style:family="text">
      <style:text-properties officeooo:rsid="0032cd09"/>
    </style:style>
    <style:style style:name="T63" style:family="text">
      <style:text-properties officeooo:rsid="002cdadc"/>
    </style:style>
    <style:style style:name="T64" style:family="text">
      <style:text-properties fo:color="#800000" fo:background-color="#e8e8e8" loext:char-shading-value="0"/>
    </style:style>
    <style:style style:name="T65" style:family="text">
      <style:text-properties fo:color="#800000" officeooo:rsid="0044f17a" fo:background-color="#e8e8e8" loext:char-shading-value="0"/>
    </style:style>
    <style:style style:name="T66" style:family="text">
      <style:text-properties officeooo:rsid="00231cee"/>
    </style:style>
    <style:style style:name="T67" style:family="text">
      <style:text-properties fo:background-color="#ffffff" loext:char-shading-value="0"/>
    </style:style>
    <style:style style:name="T68" style:family="text">
      <style:text-properties officeooo:rsid="00231cee" fo:background-color="#ffffff" loext:char-shading-value="0"/>
    </style:style>
    <style:style style:name="T69" style:family="text">
      <style:text-properties style:use-window-font-color="true" fo:background-color="transparent" loext:char-shading-value="0"/>
    </style:style>
    <style:style style:name="T70" style:family="text">
      <style:text-properties style:use-window-font-color="true" officeooo:rsid="00246888" fo:background-color="transparent" loext:char-shading-value="0"/>
    </style:style>
    <style:style style:name="T71" style:family="text">
      <style:text-properties style:use-window-font-color="true" officeooo:rsid="001b4dec" fo:background-color="transparent" loext:char-shading-value="0"/>
    </style:style>
    <style:style style:name="T72" style:family="text">
      <style:text-properties style:use-window-font-color="true" officeooo:rsid="00231cee" fo:background-color="transparent" loext:char-shading-value="0"/>
    </style:style>
    <style:style style:name="T73" style:family="text">
      <style:text-properties style:use-window-font-color="true" officeooo:rsid="001952b2" fo:background-color="transparent" loext:char-shading-value="0"/>
    </style:style>
    <style:style style:name="T74" style:family="text">
      <style:text-properties style:use-window-font-color="true" officeooo:rsid="005b4e0f" fo:background-color="transparent" loext:char-shading-value="0"/>
    </style:style>
    <style:style style:name="T75" style:family="text">
      <style:text-properties style:use-window-font-color="true" fo:font-style="italic" officeooo:rsid="0018fea0" fo:background-color="transparent" loext:char-shading-value="0" style:font-style-asian="italic" style:font-style-complex="italic"/>
    </style:style>
    <style:style style:name="T76" style:family="text">
      <style:text-properties style:use-window-font-color="true" fo:font-style="italic" officeooo:rsid="001952b2" fo:background-color="transparent" loext:char-shading-value="0" style:font-style-asian="italic" style:font-style-complex="italic"/>
    </style:style>
    <style:style style:name="T77" style:family="text">
      <style:text-properties style:use-window-font-color="true" style:font-name="Arial" fo:font-size="10pt" officeooo:rsid="00231cee" fo:background-color="transparent" loext:char-shading-value="0" style:font-size-asian="10pt" style:font-size-complex="10pt"/>
    </style:style>
    <style:style style:name="T78" style:family="text">
      <style:text-properties style:use-window-font-color="true" style:font-name="Arial" fo:font-size="10pt" officeooo:rsid="0055d4d4" fo:background-color="transparent" loext:char-shading-value="0" style:font-size-asian="10pt" style:font-size-complex="10pt"/>
    </style:style>
    <style:style style:name="T79" style:family="text">
      <style:text-properties style:use-window-font-color="true" style:font-name="Arial" fo:font-size="10pt" officeooo:rsid="0014fa1c" fo:background-color="transparent" loext:char-shading-value="0" style:font-size-asian="10pt" style:font-size-complex="10pt"/>
    </style:style>
    <style:style style:name="T80" style:family="text">
      <style:text-properties style:use-window-font-color="true" style:font-name="Arial" fo:font-size="10pt" officeooo:rsid="0062b6a7" fo:background-color="transparent" loext:char-shading-value="0" style:font-size-asian="10pt" style:font-size-complex="10pt"/>
    </style:style>
    <style:style style:name="T81" style:family="text">
      <style:text-properties style:use-window-font-color="true" style:font-name="Arial" fo:font-size="10pt" fo:font-weight="bold" officeooo:rsid="00231cee" fo:background-color="transparent" loext:char-shading-value="0" style:font-size-asian="10pt" style:font-weight-asian="bold" style:font-size-complex="10pt" style:font-weight-complex="bold"/>
    </style:style>
    <style:style style:name="T82" style:family="text">
      <style:text-properties style:use-window-font-color="true" style:font-name="Arial" fo:font-size="10pt" fo:font-weight="bold" officeooo:rsid="0055d4d4" fo:background-color="transparent" loext:char-shading-value="0" style:font-size-asian="10pt" style:font-weight-asian="bold" style:font-size-complex="10pt" style:font-weight-complex="bold"/>
    </style:style>
    <style:style style:name="T83" style:family="text">
      <style:text-properties style:use-window-font-color="true" style:font-name="Arial" fo:font-size="10pt" fo:font-weight="normal" officeooo:rsid="00231cee" fo:background-color="transparent" loext:char-shading-value="0" style:font-size-asian="10pt" style:font-weight-asian="normal" style:font-size-complex="10pt" style:font-weight-complex="normal"/>
    </style:style>
    <style:style style:name="T84" style:family="text">
      <style:text-properties style:use-window-font-color="true" style:font-name="Arial" fo:font-size="10pt" fo:font-weight="normal" officeooo:rsid="0055d4d4" fo:background-color="transparent" loext:char-shading-value="0" style:font-size-asian="10pt" style:font-weight-asian="normal" style:font-size-complex="10pt" style:font-weight-complex="normal"/>
    </style:style>
    <style:style style:name="T85" style:family="text">
      <style:text-properties style:use-window-font-color="true" style:font-name="Arial" fo:font-size="10pt" fo:font-weight="normal" officeooo:rsid="0049d648" fo:background-color="transparent" loext:char-shading-value="0" style:font-size-asian="10pt" style:font-weight-asian="normal" style:font-size-complex="10pt" style:font-weight-complex="normal"/>
    </style:style>
    <style:style style:name="T86" style:family="text">
      <style:text-properties style:use-window-font-color="true" style:font-name="Arial" fo:font-size="10pt" fo:font-style="italic" officeooo:rsid="00231cee" fo:background-color="transparent" loext:char-shading-value="0" style:font-size-asian="10pt" style:font-style-asian="italic" style:font-size-complex="10pt" style:font-style-complex="italic"/>
    </style:style>
    <style:style style:name="T87" style:family="text">
      <style:text-properties style:use-window-font-color="true" style:font-name="Arial" fo:font-size="10pt" fo:font-style="italic" officeooo:rsid="00401f0a" fo:background-color="transparent" loext:char-shading-value="0" style:font-size-asian="10pt" style:font-style-asian="italic" style:font-size-complex="10pt" style:font-style-complex="italic"/>
    </style:style>
    <style:style style:name="T88" style:family="text">
      <style:text-properties style:use-window-font-color="true" style:font-name="Arial" fo:font-size="10pt" fo:font-style="italic" officeooo:rsid="0018fea0" fo:background-color="transparent" loext:char-shading-value="0" style:font-size-asian="10pt" style:font-style-asian="italic" style:font-size-complex="10pt" style:font-style-complex="italic"/>
    </style:style>
    <style:style style:name="T89" style:family="text">
      <style:text-properties style:use-window-font-color="true" style:font-name="Arial" fo:font-size="10pt" fo:font-style="italic" officeooo:rsid="0055d4d4" fo:background-color="transparent" loext:char-shading-value="0" style:font-size-asian="10pt" style:font-style-asian="italic" style:font-size-complex="10pt" style:font-style-complex="italic"/>
    </style:style>
    <style:style style:name="T90" style:family="text">
      <style:text-properties style:use-window-font-color="true" style:font-name="Arial" fo:font-size="10pt" fo:font-style="italic" officeooo:rsid="0056f68e" fo:background-color="transparent" loext:char-shading-value="0" style:font-size-asian="10pt" style:font-style-asian="italic" style:font-size-complex="10pt" style:font-style-complex="italic"/>
    </style:style>
    <style:style style:name="T91" style:family="text">
      <style:text-properties style:use-window-font-color="true" style:font-name="Arial" fo:font-size="10pt" fo:font-style="italic" officeooo:rsid="000fc5ed" fo:background-color="transparent" loext:char-shading-value="0" style:font-size-asian="10pt" style:font-style-asian="italic" style:font-size-complex="10pt" style:font-style-complex="italic"/>
    </style:style>
    <style:style style:name="T92" style:family="text">
      <style:text-properties style:use-window-font-color="true" style:font-name="Arial" fo:font-size="10pt" fo:font-style="italic" officeooo:rsid="001b4dec" fo:background-color="transparent" loext:char-shading-value="0" style:font-size-asian="10pt" style:font-style-asian="italic" style:font-size-complex="10pt" style:font-style-complex="italic"/>
    </style:style>
    <style:style style:name="T93" style:family="text">
      <style:text-properties style:use-window-font-color="true" style:font-name="Arial" fo:font-size="10pt" fo:font-style="italic" officeooo:rsid="005966b3" fo:background-color="transparent" loext:char-shading-value="0" style:font-size-asian="10pt" style:font-style-asian="italic" style:font-size-complex="10pt" style:font-style-complex="italic"/>
    </style:style>
    <style:style style:name="T94" style:family="text">
      <style:text-properties style:use-window-font-color="true" style:font-name="Arial" fo:font-size="10pt" fo:font-style="italic" officeooo:rsid="005b4e0f" fo:background-color="transparent" loext:char-shading-value="0" style:font-size-asian="10pt" style:font-style-asian="italic" style:font-size-complex="10pt" style:font-style-complex="italic"/>
    </style:style>
    <style:style style:name="T95" style:family="text">
      <style:text-properties style:use-window-font-color="true" style:font-name="Arial" fo:font-size="10pt" officeooo:rsid="0062b6a7" style:font-size-asian="10pt" style:font-size-complex="10pt"/>
    </style:style>
    <style:style style:name="T96" style:family="text">
      <style:text-properties style:use-window-font-color="true" style:font-name="Arial" fo:font-size="10pt" officeooo:rsid="00231cee" style:font-size-asian="10pt" style:font-size-complex="10pt"/>
    </style:style>
    <style:style style:name="T97" style:family="text">
      <style:text-properties style:use-window-font-color="true" style:font-name="Arial" fo:font-size="10pt" officeooo:rsid="0063f6b7" style:font-size-asian="10pt" style:font-size-complex="10pt"/>
    </style:style>
    <style:style style:name="T98" style:family="text">
      <style:text-properties style:use-window-font-color="true" fo:font-style="normal" fo:font-weight="bold" officeooo:rsid="0018fea0" fo:background-color="transparent" loext:char-shading-value="0" style:font-style-asian="normal" style:font-weight-asian="bold" style:font-style-complex="normal" style:font-weight-complex="bold"/>
    </style:style>
    <style:style style:name="T99" style:family="text">
      <style:text-properties style:use-window-font-color="true" fo:font-style="normal" fo:font-weight="bold" officeooo:rsid="0056f68e" fo:background-color="transparent" loext:char-shading-value="0" style:font-style-asian="normal" style:font-weight-asian="bold" style:font-style-complex="normal" style:font-weight-complex="bold"/>
    </style:style>
    <style:style style:name="T100" style:family="text">
      <style:text-properties style:use-window-font-color="true" fo:font-style="normal" officeooo:rsid="0018fea0" fo:background-color="transparent" loext:char-shading-value="0" style:font-style-asian="normal" style:font-style-complex="normal"/>
    </style:style>
    <style:style style:name="T101" style:family="text">
      <style:text-properties style:use-window-font-color="true" fo:font-style="normal" officeooo:rsid="0056f68e" fo:background-color="transparent" loext:char-shading-value="0" style:font-style-asian="normal" style:font-style-complex="normal"/>
    </style:style>
    <style:style style:name="T102" style:family="text">
      <style:text-properties officeooo:rsid="000ddb20"/>
    </style:style>
    <style:style style:name="T103" style:family="text">
      <style:text-properties fo:color="#ff0000"/>
    </style:style>
    <style:style style:name="T104" style:family="text">
      <style:text-properties fo:color="#ff0000" fo:background-color="#d0d0d0" loext:char-shading-value="0"/>
    </style:style>
    <style:style style:name="T105" style:family="text">
      <style:text-properties fo:color="#ff0000" officeooo:rsid="00231cee" fo:background-color="#d0d0d0" loext:char-shading-value="0"/>
    </style:style>
    <style:style style:name="T106" style:family="text">
      <style:text-properties fo:color="#ff0000" officeooo:rsid="001b4dec" fo:background-color="#d0d0d0" loext:char-shading-value="0"/>
    </style:style>
    <style:style style:name="T107" style:family="text">
      <style:text-properties fo:color="#ff0000" officeooo:rsid="003ae03c" fo:background-color="#d0d0d0" loext:char-shading-value="0"/>
    </style:style>
    <style:style style:name="T108" style:family="text">
      <style:text-properties fo:color="#ff0000" officeooo:rsid="0029b60c" fo:background-color="#d0d0d0" loext:char-shading-value="0"/>
    </style:style>
    <style:style style:name="T109" style:family="text">
      <style:text-properties fo:color="#ff0000" officeooo:rsid="000ddb20" fo:background-color="#d0d0d0" loext:char-shading-value="0"/>
    </style:style>
    <style:style style:name="T110" style:family="text">
      <style:text-properties fo:color="#ff0000" officeooo:rsid="00246888" fo:background-color="#d0d0d0" loext:char-shading-value="0"/>
    </style:style>
    <style:style style:name="T111" style:family="text">
      <style:text-properties fo:color="#ff0000" officeooo:rsid="0037a248" fo:background-color="#d0d0d0" loext:char-shading-value="0"/>
    </style:style>
    <style:style style:name="T112" style:family="text">
      <style:text-properties fo:color="#ff0000" officeooo:rsid="001f9a00" fo:background-color="#d0d0d0" loext:char-shading-value="0"/>
    </style:style>
    <style:style style:name="T113" style:family="text">
      <style:text-properties fo:color="#ff0000" officeooo:rsid="00231cee" fo:background-color="transparent" loext:char-shading-value="0"/>
    </style:style>
    <style:style style:name="T114" style:family="text">
      <style:text-properties fo:color="#ff0000" officeooo:rsid="00231cee" fo:background-color="#ffffff" loext:char-shading-value="0"/>
    </style:style>
    <style:style style:name="T115" style:family="text">
      <style:text-properties fo:color="#ff0000" fo:font-weight="normal" officeooo:rsid="000ddb20" fo:background-color="#d0d0d0" loext:char-shading-value="0" style:font-weight-asian="normal" style:font-weight-complex="normal"/>
    </style:style>
    <style:style style:name="T116" style:family="text">
      <style:text-properties fo:color="#ff0000" fo:font-weight="normal" officeooo:rsid="0024dec9" fo:background-color="#d0d0d0" loext:char-shading-value="0" style:font-weight-asian="normal" style:font-weight-complex="normal"/>
    </style:style>
    <style:style style:name="T117" style:family="text">
      <style:text-properties fo:color="#ff0000" fo:font-weight="normal" officeooo:rsid="00246888" fo:background-color="#d0d0d0" loext:char-shading-value="0" style:font-weight-asian="normal" style:font-weight-complex="normal"/>
    </style:style>
    <style:style style:name="T118" style:family="text">
      <style:text-properties fo:color="#ff0000" fo:font-weight="normal" officeooo:rsid="0029b60c" fo:background-color="#d0d0d0" loext:char-shading-value="0" style:font-weight-asian="normal" style:font-weight-complex="normal"/>
    </style:style>
    <style:style style:name="T119" style:family="text">
      <style:text-properties fo:color="#ff0000" fo:font-weight="normal" officeooo:rsid="0037a248" fo:background-color="#d0d0d0" loext:char-shading-value="0" style:font-weight-asian="normal" style:font-weight-complex="normal"/>
    </style:style>
    <style:style style:name="T120" style:family="text">
      <style:text-properties fo:color="#ff0000" fo:font-weight="normal" officeooo:rsid="001f9a00" fo:background-color="#d0d0d0" loext:char-shading-value="0" style:font-weight-asian="normal" style:font-weight-complex="normal"/>
    </style:style>
    <style:style style:name="T121" style:family="text">
      <style:text-properties fo:color="#ff0000" style:font-name="Arial" fo:font-size="10pt" officeooo:rsid="00231cee" fo:background-color="transparent" loext:char-shading-value="0" style:font-size-asian="10pt" style:font-size-complex="10pt"/>
    </style:style>
    <style:style style:name="T122" style:family="text">
      <style:text-properties fo:color="#ff0000" style:font-name="Arial" fo:font-size="10pt" officeooo:rsid="00231cee" fo:background-color="#d0d0d0" loext:char-shading-value="0" style:font-size-asian="10pt" style:font-size-complex="10pt"/>
    </style:style>
    <style:style style:name="T123" style:family="text">
      <style:text-properties fo:color="#ff0000" style:font-name="Arial" fo:font-size="10pt" officeooo:rsid="000ddb20" fo:background-color="#d0d0d0" loext:char-shading-value="0" style:font-size-asian="10pt" style:font-size-complex="10pt"/>
    </style:style>
    <style:style style:name="T124" style:family="text">
      <style:text-properties fo:color="#ff0000" style:font-name="Arial" fo:font-size="10pt" officeooo:rsid="00231cee" fo:background-color="#ffffff" loext:char-shading-value="0" style:font-size-asian="10pt" style:font-size-complex="10pt"/>
    </style:style>
    <style:style style:name="T125" style:family="text">
      <style:text-properties fo:color="#ff0000" style:font-name="Arial" fo:font-size="10pt" fo:font-weight="normal" officeooo:rsid="004a1ff1" fo:background-color="#d0d0d0" loext:char-shading-value="0" style:font-size-asian="10pt" style:font-weight-asian="normal" style:font-name-complex="Calibri1" style:font-size-complex="10pt" style:font-weight-complex="normal"/>
    </style:style>
    <style:style style:name="T126" style:family="text">
      <style:text-properties fo:color="#ff0000" style:font-name="Arial" fo:font-size="10pt" fo:font-weight="normal" officeooo:rsid="000ddb20" fo:background-color="#d0d0d0" loext:char-shading-value="0" style:font-size-asian="10pt" style:font-weight-asian="normal" style:font-name-complex="Calibri1" style:font-size-complex="10pt" style:font-weight-complex="normal"/>
    </style:style>
    <style:style style:name="T127" style:family="text">
      <style:text-properties fo:color="#ff0000" style:font-name="Arial" fo:font-size="10pt" fo:font-weight="normal" officeooo:rsid="00246888" fo:background-color="#d0d0d0" loext:char-shading-value="0" style:font-size-asian="10pt" style:font-weight-asian="normal" style:font-name-complex="Calibri1" style:font-size-complex="10pt" style:font-weight-complex="normal"/>
    </style:style>
    <style:style style:name="T128" style:family="text">
      <style:text-properties fo:color="#ff0000" style:font-name="Arial" fo:font-size="10pt" fo:font-weight="normal" officeooo:rsid="0029b60c" fo:background-color="#d0d0d0" loext:char-shading-value="0" style:font-size-asian="10pt" style:font-weight-asian="normal" style:font-name-complex="Calibri1" style:font-size-complex="10pt" style:font-weight-complex="normal"/>
    </style:style>
    <style:style style:name="T129" style:family="text">
      <style:text-properties fo:color="#ff0000" style:font-name="Arial" fo:font-size="10pt" fo:font-weight="normal" officeooo:rsid="0037a248" fo:background-color="#d0d0d0" loext:char-shading-value="0" style:font-size-asian="10pt" style:font-weight-asian="normal" style:font-name-complex="Calibri1" style:font-size-complex="10pt" style:font-weight-complex="normal"/>
    </style:style>
    <style:style style:name="T130" style:family="text">
      <style:text-properties fo:color="#ff0000" style:font-name="Arial" fo:font-size="10pt" fo:font-weight="normal" officeooo:rsid="001f9a00" fo:background-color="#d0d0d0" loext:char-shading-value="0" style:font-size-asian="10pt" style:font-weight-asian="normal" style:font-name-complex="Calibri1" style:font-size-complex="10pt" style:font-weight-complex="normal"/>
    </style:style>
    <style:style style:name="T131" style:family="text">
      <style:text-properties fo:color="#ff0000" style:font-name="Arial" fo:font-size="10pt" fo:font-weight="normal" officeooo:rsid="00572f64" fo:background-color="#d0d0d0" loext:char-shading-value="0" style:font-size-asian="10pt" style:font-weight-asian="normal" style:font-name-complex="Calibri1" style:font-size-complex="10pt" style:font-weight-complex="normal"/>
    </style:style>
    <style:style style:name="T132" style:family="text">
      <style:text-properties fo:color="#ff0000" style:font-name="Arial" fo:font-size="10pt" officeooo:rsid="00231cee" fo:background-color="#ffff00" loext:char-shading-value="0" style:font-size-asian="10pt" style:font-size-complex="10pt"/>
    </style:style>
    <style:style style:name="T133" style:family="text">
      <style:text-properties fo:color="#ff0000" style:font-name="Arial" fo:font-size="10pt" officeooo:rsid="00246888" fo:background-color="#ffff00" loext:char-shading-value="0" style:font-size-asian="10pt" style:font-size-complex="10pt"/>
    </style:style>
    <style:style style:name="T134" style:family="text">
      <style:text-properties officeooo:rsid="00269c26" fo:background-color="#d0d0d0" loext:char-shading-value="0"/>
    </style:style>
    <style:style style:name="T135" style:family="text">
      <style:text-properties officeooo:rsid="002ee2df" fo:background-color="#d0d0d0" loext:char-shading-value="0"/>
    </style:style>
    <style:style style:name="T136" style:family="text">
      <style:text-properties fo:background-color="transparent" loext:char-shading-value="0"/>
    </style:style>
    <style:style style:name="T137" style:family="text">
      <style:text-properties officeooo:rsid="0014fa1c" fo:background-color="transparent" loext:char-shading-value="0"/>
    </style:style>
    <style:style style:name="T138" style:family="text">
      <style:text-properties officeooo:rsid="00231cee" fo:background-color="transparent" loext:char-shading-value="0"/>
    </style:style>
    <style:style style:name="T139" style:family="text">
      <style:text-properties fo:font-weight="bold" style:font-weight-asian="bold" style:font-weight-complex="bold"/>
    </style:style>
    <style:style style:name="T140" style:family="text">
      <style:text-properties fo:font-weight="bold" officeooo:rsid="00231cee" style:font-weight-asian="bold" style:font-weight-complex="bold"/>
    </style:style>
    <style:style style:name="T141" style:family="text">
      <style:text-properties fo:font-weight="bold" officeooo:rsid="002dcc0b" style:font-weight-asian="bold" style:font-weight-complex="bold"/>
    </style:style>
    <style:style style:name="T142" style:family="text">
      <style:text-properties fo:font-weight="bold" officeooo:rsid="000ddb20" style:font-weight-asian="bold" style:font-weight-complex="bold"/>
    </style:style>
    <style:style style:name="T143" style:family="text">
      <style:text-properties fo:font-weight="bold" officeooo:rsid="00212372" style:font-weight-asian="bold" style:font-weight-complex="bold"/>
    </style:style>
    <style:style style:name="T144" style:family="text">
      <style:text-properties fo:font-weight="bold" officeooo:rsid="00578c65" style:font-weight-asian="bold" style:font-weight-complex="bold"/>
    </style:style>
    <style:style style:name="T145" style:family="text">
      <style:text-properties fo:font-weight="bold" officeooo:rsid="00246888" style:font-weight-asian="bold" style:font-weight-complex="bold"/>
    </style:style>
    <style:style style:name="T146" style:family="text">
      <style:text-properties officeooo:rsid="001e1cf1"/>
    </style:style>
    <style:style style:name="T147" style:family="text">
      <style:text-properties officeooo:rsid="001b4dec"/>
    </style:style>
    <style:style style:name="T148" style:family="text">
      <style:text-properties fo:font-size="10pt" fo:language="en" fo:country="US" style:font-size-asian="10pt" style:font-size-complex="10pt"/>
    </style:style>
    <style:style style:name="T149" style:family="text">
      <style:text-properties fo:font-size="10pt" fo:language="en" fo:country="US" officeooo:rsid="005215f9" style:font-size-asian="10pt" style:font-size-complex="10pt"/>
    </style:style>
    <style:style style:name="T150" style:family="text">
      <style:text-properties fo:font-style="italic" style:font-style-asian="italic" style:font-style-complex="italic"/>
    </style:style>
    <style:style style:name="T151" style:family="text">
      <style:text-properties fo:font-style="italic" officeooo:rsid="0032cd09" style:font-style-asian="italic" style:font-style-complex="italic"/>
    </style:style>
    <style:style style:name="T152" style:family="text">
      <style:text-properties fo:font-style="italic" officeooo:rsid="00246888" style:font-style-asian="italic" style:font-style-complex="italic"/>
    </style:style>
    <style:style style:name="T153" style:family="text">
      <style:text-properties fo:font-style="italic" officeooo:rsid="00601a93" style:font-style-asian="italic" style:font-style-complex="italic"/>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officeooo:rsid="001b42ad" style:font-weight-asian="bold" style:font-weight-complex="bold"/>
    </style:style>
    <style:style style:name="T156" style:family="text">
      <style:text-properties officeooo:rsid="002dcc0b"/>
    </style:style>
    <style:style style:name="T157" style:family="text">
      <style:text-properties officeooo:rsid="00412608"/>
    </style:style>
    <style:style style:name="T158" style:family="text">
      <style:text-properties officeooo:rsid="004384e6"/>
    </style:style>
    <style:style style:name="T159" style:family="text">
      <style:text-properties officeooo:rsid="005215f9"/>
    </style:style>
    <style:style style:name="T160" style:family="text">
      <style:text-properties fo:language="en" fo:country="US"/>
    </style:style>
    <style:style style:name="T161" style:family="text">
      <style:text-properties officeooo:rsid="003ef454"/>
    </style:style>
    <style:style style:name="T162" style:family="text">
      <style:text-properties officeooo:rsid="005306e9"/>
    </style:style>
    <style:style style:name="T163" style:family="text">
      <style:text-properties officeooo:rsid="0053f18c"/>
    </style:style>
    <style:style style:name="T164" style:family="text">
      <style:text-properties officeooo:rsid="00548e13"/>
    </style:style>
    <style:style style:name="T165" style:family="text">
      <style:text-properties officeooo:rsid="0055d4d4"/>
    </style:style>
    <style:style style:name="T166" style:family="text">
      <style:text-properties officeooo:rsid="0056f68e"/>
    </style:style>
    <style:style style:name="T167" style:family="text">
      <style:text-properties officeooo:rsid="00578c65"/>
    </style:style>
    <style:style style:name="T168" style:family="text">
      <style:text-properties officeooo:rsid="005c8536"/>
    </style:style>
    <style:style style:name="T169" style:family="text">
      <style:text-properties officeooo:rsid="0063f6b7"/>
    </style:style>
    <style:style style:name="T170" style:family="text">
      <style:text-properties officeooo:rsid="0066dc44"/>
    </style:style>
    <style:style style:name="T171" style:family="text">
      <style:text-properties officeooo:rsid="0066fc66"/>
    </style:style>
    <style:style style:name="T172" style:family="text">
      <style:text-properties officeooo:rsid="00755d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69712073" text:style-name="WWNum3">
        <text:list-header>
          <text:p text:style-name="P135">G<text:span text:style-name="T159">OALS</text:span></text:p>
        </text:list-header>
      </text:list>
      <text:p text:style-name="P18"><text:span text:style-name="T57"><text:tab/></text:span><text:span text:style-name="T58">Information on how Giswater handles rasters, as well as how they can be loaded on both a LINUX <text:tab/>server and a Windows server.</text:span></text:p>
      <text:p text:style-name="P20"/>
      <text:p text:style-name="P4"><text:span text:style-name="T39">DESCRIPT</text:span><text:span text:style-name="T40">IO</text:span><text:span text:style-name="T39">N</text:span></text:p>
      <text:p text:style-name="P64"><text:span text:style-name="T155"><text:tab/></text:span><text:span text:style-name="T12">1 </text:span><text:span text:style-name="T11">- </text:span><text:span text:style-name="T13">SYSTEM TABLES, VARIABLES AND FUNCTIONS</text:span></text:p>
      <text:p text:style-name="P38"/>
      <text:p text:style-name="P39"><text:span text:style-name="T63"><text:tab/>The two tables that act on the system are</text:span>:</text:p>
      <text:p text:style-name="P49"><text:tab/><text:span text:style-name="T64">ext_raster_dem</text:span></text:p>
      <text:p text:style-name="P49"><text:tab/><text:span text:style-name="T64">ext_</text:span><text:span text:style-name="T65">ca</text:span><text:span text:style-name="T64">t_raster</text:span></text:p>
      <text:p text:style-name="P46"><text:tab/></text:p>
      <text:p text:style-name="P47"><text:tab/><text:span text:style-name="T60">They are already created but the ext_raster_dem comes without </text:span><text:span text:style-name="T152">constraints</text:span><text:span text:style-name="T60">. In the case of existing </text:span><text:span text:style-name="T145">utils</text:span><text:span text:style-name="T60"> <text:tab/>schema, they are stored there, but have the different names:</text:span></text:p>
      <text:p text:style-name="P49"><text:tab/><text:span text:style-name="T64">raster_dem</text:span></text:p>
      <text:p text:style-name="P49"><text:tab/><text:span text:style-name="T64">cat_raster</text:span></text:p>
      <text:p text:style-name="P40"><text:tab/></text:p>
      <text:p text:style-name="P40"><text:tab/><text:span text:style-name="T62">The raster_dem table is filled from the outside according to the process explained in step 2.</text:span></text:p>
      <text:p text:style-name="P41"><text:span text:style-name="T161"><text:tab/>In case of being in a utils corporate schema, the catalog table is filled automatically with an </text:span><text:span text:style-name="T151">AFTER</text:span><text:span text:style-name="T66"> <text:tab/></text:span><text:span text:style-name="T153">IN</text:span><text:span text:style-name="T151">SERT</text:span><text:span text:style-name="T62"> trigger in the raster taking:</text:span></text:p>
      <text:p text:style-name="P43"><text:tab/><text:span text:style-name="T159">file name</text:span> (<text:span text:style-name="T60">r</text:span><text:span text:style-name="T69">astercat_id</text:span><text:span text:style-name="T70">)</text:span></text:p>
      <text:p text:style-name="P43"><text:tab/>cur_user</text:p>
      <text:p text:style-name="P43"><text:tab/>tstamp</text:p>
      <text:p text:style-name="P44"/>
      <text:p text:style-name="P84">On the other hand, in order to use this functionality, there are two variables:</text:p>
      <text:p text:style-name="P89"/>
      <text:p text:style-name="P89"><text:span text:style-name="T154">SYSTEM</text:span>: <text:span text:style-name="T168">admin</text:span>_raster_dem (must be <text:span text:style-name="T150">TRUE</text:span>)</text:p>
      <text:p text:style-name="P89"><text:span text:style-name="T154">USER</text:span>: edit_<text:span text:style-name="T168">in</text:span>sert_elevation_from_dem (must be <text:span text:style-name="T150">TRUE</text:span>)</text:p>
      <text:p text:style-name="P90"><text:tab/><text:tab/> <text:s text:c="3"/>edit_<text:span text:style-name="T168">update</text:span>_elevation_from_dem (must be <text:span text:style-name="T150">TRUE</text:span>)</text:p>
      <text:p text:style-name="P89"/>
      <text:p text:style-name="P89">The <text:span text:style-name="T150">node / connec triggers functions</text:span> in both <text:span text:style-name="T150">Insert</text:span> and <text:span text:style-name="T150">Update</text:span> capture automatic dimension value. On the other hand, the <text:span text:style-name="T150">toolbox's</text:span> <text:span text:style-name="T139">gw_fct_update_elevation_from_dem</text:span> function automatically triggers the capture of all dimensions for the selected layer.</text:p>
      <text:p text:style-name="P89"/>
      <text:p text:style-name="P91">2 - LOAD RASTER IN DB</text:p>
      <text:p text:style-name="P89"/>
      <text:p text:style-name="P89">The clear concepts to take into account are:</text:p>
      <text:p text:style-name="P89"/>
      <text:p text:style-name="P92">File name:</text:p>
      <text:p text:style-name="P89">It is recommended that the name should include as much information as possible about the raster since it will give information in the meta table of ext_cat_raster about the type that it is:</text:p>
      <text:p text:style-name="P102">dg_dem_2019_u48 <text:s/>(prov<text:span text:style-name="T162">ide</text:span>r, <text:span text:style-name="T162">ra</text:span>ster <text:span text:style-name="T162">type</text:span>, <text:span text:style-name="T162">data year</text:span>, <text:span text:style-name="T162">map sheet</text:span>)</text:p>
      <text:p text:style-name="P107">In this way, when the raster is inserted, the raster catalog is also filled and it carries detailed information about it.</text:p>
      <text:p text:style-name="P89"/>
      <text:p text:style-name="P92">File typology:</text:p>
      <text:p text:style-name="P107">If all DEM rasters are inserted into the same table, they must all be the same in terms of format so that the table column <text:span text:style-name="T150">constraints</text:span> do<text:span text:style-name="T167">es</text:span> not break.</text:p>
      <text:p text:style-name="P89"/>
      <text:p text:style-name="P109">In this sense, when loading the first raster, the <text:span text:style-name="T150">constraints </text:span>must be created as defined in <text:span text:style-name="T163">the </text:span>point two of this document.</text:p>
      <text:p text:style-name="P89"/>
      <text:p text:style-name="P89"/>
      <text:p text:style-name="P92"><text:soft-page-break/>Raster stored inside or outside of ddbb</text:p>
      <text:p text:style-name="P111"><text:span text:style-name="T17">Since there are two O/</text:span><text:span text:style-name="T18">S</text:span><text:span text:style-name="T17"> environments for the machine where PostgreSQL is hosted, this process is detailed for each of the two environments.</text:span></text:p>
      <text:p text:style-name="P89"/>
      <text:p text:style-name="P107"><text:span text:style-name="T139">Very interesting option </text:span><text:span text:style-name="T144">for</text:span><text:span text:style-name="T139"> not load</text:span><text:span text:style-name="T144">ing </text:span><text:span text:style-name="T139">the database and </text:span><text:span text:style-name="T154">reload</text:span><text:span text:style-name="T139"> files automatically (you just have to change the file)</text:span></text:p>
      <text:p text:style-name="P127"><text:span text:style-name="T139"/></text:p>
      <text:p text:style-name="P128"><text:span text:style-name="T139">IMPORTANT: THE PROCESS CAN BE EXECUTED USING LOCAL POSTGRES OR POSTGRES OF THE SERVER WHERE THE RASTER HAS TO BE INSERTED, ONLY IF WE HAVE ACCESS TO IT VIA VPN OR ANY OTHER METHOD. IT’S EASIER IN LOCAL.</text:span></text:p>
      <text:p text:style-name="P104"/>
      <text:p text:style-name="P86">WINDOWS ENVIRONMENT</text:p>
      <text:p text:style-name="P104"/>
      <text:p text:style-name="P83">1. Check that there is a raster2pgsql executable in the PostgreSQL <text:span text:style-name="T150">bin</text:span> folder.</text:p>
      <text:p text:style-name="P93"/>
      <text:p text:style-name="P94">2. Open command prompt (cmd), go to the PostgreSQL <text:span text:style-name="T150">bin</text:span> folder (cd C:\Program Files\PostgreSQL\ 11\bin\).</text:p>
      <text:p text:style-name="P93"/>
      <text:p text:style-name="P93">3. Execute the process as in the example, putting the SRID, the path to the file, the size of the <text:span text:style-name="T150">tile</text:span>, the name of the table to which the raster is imported and the connection to the database:</text:p>
      <text:p text:style-name="P104"/>
      <text:p text:style-name="P108"><text:span text:style-name="T115">raster2pgsql.</text:span><text:span text:style-name="T116">exe</text:span><text:span text:style-name="T115"> </text:span><text:span text:style-name="T117">-R </text:span><text:span text:style-name="T115">-s 25831</text:span><text:span text:style-name="T117"> -C -x </text:span><text:span text:style-name="T118">raster.txt</text:span><text:span text:style-name="T115"> -t 1500x1500 </text:span><text:span text:style-name="T117">-a </text:span><text:span text:style-name="T119">utils.raster_dem</text:span><text:span text:style-name="T115"> -F </text:span><text:span text:style-name="T120">-n rastercat_id </text:span><text:span text:style-name="T115"><text:s/>| psql -d giswater -U postgres -p 5432</text:span></text:p>
      <text:p text:style-name="P104"/>
      <text:p text:style-name="P87">LINUX ENVIRONMENT</text:p>
      <text:p text:style-name="P104"/>
      <text:p text:style-name="P83">It will depend on the distribution, but as a general rule it should be such that:</text:p>
      <text:p text:style-name="P93"/>
      <text:p text:style-name="P93">Since PostgreSQL normally installs on<text:span text:style-name="T150"> path</text:span>, the command line can be totally straightforward:</text:p>
      <text:p text:style-name="P103"/>
      <text:p text:style-name="P110"><text:span text:style-name="T109">raster2pgsql -s 25831</text:span><text:span text:style-name="T110"> -C -x </text:span><text:span text:style-name="T108">raster.txt</text:span><text:span text:style-name="T109"> -t 1500x1500 </text:span><text:span text:style-name="T110">-a </text:span><text:span text:style-name="T111">utils.raster_dem</text:span><text:span text:style-name="T109"> -F </text:span><text:span text:style-name="T112">-n rastercat_id </text:span><text:span text:style-name="T109"><text:s/>| psql -d giswater -U postgres -p 5432</text:span></text:p>
      <text:p text:style-name="P103"/>
      <text:p text:style-name="P83">If for whatever reason the environment variables are disabled, <text:span text:style-name="T164">they</text:span> should be enabled:</text:p>
      <text:p text:style-name="P103"/>
      <text:p text:style-name="P83"><text:span text:style-name="T139">OPTION A</text:span>: <text:span text:style-name="T150">environment</text:span> file (with a <text:span text:style-name="T150">service postgresql reload</text:span>)</text:p>
      <text:p text:style-name="P122"><text:span text:style-name="T134">POSTGIS_ENABLE_OUTDB_RASTERS=1<text:line-break/></text:span><text:span text:style-name="T135">POSTGIS_GDAL_ENABLED_DRIVERS=ENABLE_ALL</text:span></text:p>
      <text:p text:style-name="P121"/>
      <text:p text:style-name="P101"><text:span text:style-name="T32">OP</text:span><text:span text:style-name="T33">TIO</text:span><text:span text:style-name="T32">N B</text:span><text:span text:style-name="T14">: through console</text:span><text:span text:style-name="T15"> (much </text:span><text:span text:style-name="T16">easier</text:span><text:span text:style-name="T15">)</text:span></text:p>
      <text:p text:style-name="P119">SET postgis.enable_outdb_rasters TO True;</text:p>
      <text:p text:style-name="P120">SET postgis.enabled_drivers TO enable_all;</text:p>
      <text:p text:style-name="P45"/>
      <text:p text:style-name="P125"><text:span text:style-name="T156"><text:tab/></text:span><text:span text:style-name="T141">USER WARNING</text:span><text:span text:style-name="T156">:</text:span></text:p>
      <text:p text:style-name="P124"><text:tab/>If it is done with a PostgreSQL user, this must have read permissions for the file.</text:p>
      <text:p text:style-name="P123"><text:tab/>If it is done with another user (<text:span text:style-name="T150">root</text:span> type) this must be registered in pg_hba.conf and in SGDB.</text:p>
      <text:p text:style-name="P124"/>
      <text:p text:style-name="P51"><text:tab/>SENTENC<text:span text:style-name="T165">E NOTATIONS</text:span>:</text:p>
      <text:p text:style-name="P68"/>
      <text:p text:style-name="P72"><text:span text:style-name="T52"><text:tab/></text:span><text:span text:style-name="T53">[-R</text:span><text:span text:style-name="T54">]</text:span><text:span text:style-name="T47"> </text:span><text:span text:style-name="T46">-s 25831</text:span><text:span text:style-name="T47"> -C -x </text:span><text:span text:style-name="T48">raster.txt</text:span><text:span text:style-name="T46"> -t 1500x1500 </text:span><text:span text:style-name="T47">-a </text:span><text:span text:style-name="T49">utils.raster_dem</text:span><text:span text:style-name="T46"> -F </text:span><text:span text:style-name="T50">-n rastercat_id </text:span><text:span text:style-name="T46"><text:s/>| psql -d giswater -U </text:span><text:span text:style-name="T51"><text:tab/></text:span><text:span text:style-name="T46">postgres -p 5432</text:span></text:p>
      <text:p text:style-name="P69"/>
      <text:p text:style-name="P50"/>
      <text:p text:style-name="P67"><text:soft-page-break/><text:span text:style-name="T121"><text:tab/></text:span><text:span text:style-name="T132">[-R</text:span><text:span text:style-name="T133">]</text:span><text:span text:style-name="T77"> </text:span><text:span text:style-name="T80">(OPTIONAL) </text:span><text:span text:style-name="T78"><text:s/>raster is stored outside the database</text:span><text:span text:style-name="T77">. </text:span><text:span text:style-name="T78">Failing that, it is stored inside</text:span><text:span text:style-name="T77">.</text:span></text:p>
      <text:p text:style-name="P62"/>
      <text:p text:style-name="P88"><text:span text:style-name="T95">WARNING: Problem is that it is not easy to work with. May be system user and postgres user must be the same and with permissions</text:span><text:span text:style-name="T96"> </text:span><text:span text:style-name="T97">to read/write on files</text:span></text:p>
      <text:p text:style-name="P56"/>
      <text:p text:style-name="P56"/>
      <text:p text:style-name="P67"><text:span text:style-name="T81"><text:tab/>Opti</text:span><text:span text:style-name="T82">onal</text:span><text:span text:style-name="T83"> </text:span><text:span text:style-name="T84">and</text:span><text:span text:style-name="T83"> </text:span><text:span text:style-name="T84">essential depending on the chosen storage strategy</text:span><text:span text:style-name="T83">.</text:span></text:p>
      <text:p text:style-name="P52"/>
      <text:p text:style-name="P66"><text:span text:style-name="T83"><text:tab/></text:span><text:span text:style-name="T85">NOT</text:span><text:span text:style-name="T84">E</text:span><text:span text:style-name="T85">: F</text:span><text:span text:style-name="T84">OR THIS OPTION YOU MUST HAVE THE </text:span><text:span text:style-name="T85">VARIABLES:</text:span></text:p>
      <text:p text:style-name="P53"/>
      <text:p text:style-name="P53"><text:tab/>POSTGIS_ENABLE_OUTDB_RASTERS </text:p>
      <text:p text:style-name="P54"><text:tab/>POSTGIS_GDAL_ENABLED_DRIVERS=ENABLE_ALL </text:p>
      <text:p text:style-name="P74"/>
      <text:p text:style-name="P65"><text:span text:style-name="T124"><text:tab/></text:span><text:span text:style-name="T122">[</text:span><text:span text:style-name="T123">-s </text:span><text:span text:style-name="T122">25831]</text:span><text:span text:style-name="T77"> SRID, </text:span><text:span text:style-name="T82">mandatory</text:span></text:p>
      <text:p text:style-name="P55"/>
      <text:p text:style-name="P57"><text:span text:style-name="T114"><text:tab/></text:span><text:span text:style-name="T105">[</text:span><text:span text:style-name="T104">-C</text:span><text:span text:style-name="T105">]</text:span><text:span text:style-name="T66"> </text:span><text:span text:style-name="T150">add constraints </text:span></text:p>
      <text:p text:style-name="P63"/>
      <text:p text:style-name="P65"><text:span text:style-name="T79"><text:s text:c="5"/><text:tab/></text:span><text:span text:style-name="T82">Required only on loading the first raster</text:span><text:span text:style-name="T81">.</text:span><text:span text:style-name="T77"> T</text:span><text:span text:style-name="T78">he</text:span><text:span text:style-name="T77"> </text:span><text:span text:style-name="T86">con</text:span><text:span text:style-name="T87">s</text:span><text:span text:style-name="T86">traints</text:span><text:span text:style-name="T77"> a</text:span><text:span text:style-name="T78">re</text:span><text:span text:style-name="T77">:</text:span></text:p>
      <text:p text:style-name="P115"><text:span text:style-name="T165">raster height </text:span>(<text:span text:style-name="T157">number of rows in table</text:span>), enforce_height_rast</text:p>
      <text:p text:style-name="P112"><text:span text:style-name="T165">raster width </text:span>(<text:span text:style-name="T165">number of columns in the raster</text:span>): enforce_width_rast</text:p>
      <text:p text:style-name="P114"><text:span text:style-name="T88">valu</text:span><text:span text:style-name="T89">e for no data</text:span><text:span text:style-name="T88">: enforce_nodata_values_rast</text:span></text:p>
      <text:p text:style-name="P112"><text:span text:style-name="T165">number of bands</text:span> (<text:span text:style-name="T165">for</text:span> dem 1) enforce_num_bands_rast</text:p>
      <text:p text:style-name="P113">pixel <text:span text:style-name="T166">type</text:span> (1bit, 2bit, 4bit….) enforce_pixel_types_rast </text:p>
      <text:p text:style-name="P113"><text:span text:style-name="T166">set the scale for </text:span>x: enforce_scalex_rast</text:p>
      <text:p text:style-name="P114"><text:span text:style-name="T88">s</text:span><text:span text:style-name="T90">et the scale for</text:span><text:span text:style-name="T88"> y: enforce_scaley_rast</text:span></text:p>
      <text:p text:style-name="P113"><text:span text:style-name="T166">set</text:span> SRID: <text:span text:style-name="T146">e</text:span>nforce_srid_rast</text:p>
      <text:p text:style-name="P114"><text:span text:style-name="T88">out_db (</text:span><text:span text:style-name="T90">inf</text:span><text:span text:style-name="T88">o mai</text:span><text:span text:style-name="T90">ntenance</text:span><text:span text:style-name="T88"> o</text:span><text:span text:style-name="T90">ut</text:span><text:span text:style-name="T93">side </text:span><text:span text:style-name="T90">database</text:span><text:span text:style-name="T88">)</text:span></text:p>
      <text:p text:style-name="P113">extensi<text:span text:style-name="T166">o</text:span>n (enforce_max_extent_rast)</text:p>
      <text:p text:style-name="P75"/>
      <text:p text:style-name="P42"><text:span text:style-name="T113"><text:tab/></text:span><text:span text:style-name="T105">[</text:span><text:span text:style-name="T106">-x</text:span><text:span text:style-name="T105">]</text:span><text:span text:style-name="T71"> </text:span><text:span text:style-name="T100">exclude</text:span><text:span text:style-name="T101">s</text:span><text:span text:style-name="T100"> the </text:span><text:span text:style-name="T75">constraint</text:span><text:span text:style-name="T100"> from the spatial dimension. </text:span><text:span text:style-name="T98">Mandatory to use if the p</text:span><text:span text:style-name="T99">urpose</text:span><text:span text:style-name="T98"> is to put <text:tab/>more than one raster in the same table (which will be usual)</text:span></text:p>
      <text:p text:style-name="P95"><text:tab/>extensi<text:span text:style-name="T166">o</text:span>n (enforce_max_extent_rast)</text:p>
      <text:p text:style-name="P96"/>
      <text:p text:style-name="P70"><text:span text:style-name="T137"><text:tab/></text:span><text:span text:style-name="T61">[</text:span><text:span text:style-name="T44">raster.txt</text:span><text:span text:style-name="T61">] </text:span></text:p>
      <text:p text:style-name="P106">File name </text:p>
      <text:p text:style-name="P105"><text:span text:style-name="T56">Without spacing, but with metadata</text:span><text:span text:style-name="T55">.</text:span></text:p>
      <text:p text:style-name="P58"/>
      <text:p text:style-name="P70"><text:span text:style-name="T138"><text:tab/></text:span><text:span text:style-name="T66">[</text:span>-t 1500x1500<text:span text:style-name="T66">]</text:span></text:p>
      <text:p text:style-name="P82"><text:tab/><text:span text:style-name="T166">Ddbb cell size</text:span>. </text:p>
      <text:p text:style-name="P100"><text:span text:style-name="T24">H</text:span><text:span text:style-name="T25">as limits</text:span><text:span text:style-name="T24"> - 5000x5000 - </text:span><text:span text:style-name="T36">Error out of memory. Failed on request of size</text:span><text:span text:style-name="T24">. </text:span><text:bookmark text:name="tw-target-text"/><text:span text:style-name="T59">Recommended size should not exceed 2000x2000 per row.</text:span></text:p>
      <text:p text:style-name="P99"/>
      <text:p text:style-name="P85"><text:span text:style-name="T73">A new table will be created in the database (</text:span><text:span text:style-name="T76">updates </text:span><text:span text:style-name="T73">are not allowed) with the defined structure. The process divides the raster into parts (based on the defined size), each </text:span><text:span text:style-name="T76">row </text:span><text:span text:style-name="T73">in the table is a part of the raster.</text:span></text:p>
      <text:p text:style-name="P97"/>
      <text:p text:style-name="P98">The key point is that the size of the input 1500x1500 is a divisor of the raster size. Ideal divisor 1 to 1 but if the raster exceeds 2000x2000 it should be divided (always with dividers...). Examples:<text:line-break/></text:p>
      <text:p text:style-name="P118"><text:span text:style-name="T91">f</text:span><text:span text:style-name="T90">or </text:span><text:span text:style-name="T91">r</text:span><text:span text:style-name="T90">a</text:span><text:span text:style-name="T91">ster </text:span><text:span text:style-name="T90">of</text:span><text:span text:style-name="T91"> 1000x1000 → t 100</text:span><text:span text:style-name="T92">1</text:span><text:span text:style-name="T91">x100</text:span><text:span text:style-name="T92">1</text:span><text:span text:style-name="T91"> (w</text:span><text:span text:style-name="T90">ill be</text:span><text:span text:style-name="T91"> </text:span><text:span text:style-name="T90">in </text:span><text:span text:style-name="T91">1 ro</text:span><text:span text:style-name="T94">w</text:span><text:span text:style-name="T91">s)</text:span></text:p>
      <text:p text:style-name="P117">f<text:span text:style-name="T166">or </text:span>r<text:span text:style-name="T166">a</text:span>ster <text:span text:style-name="T166">of</text:span> 1000x1000 → t 100<text:span text:style-name="T147">0</text:span>x100<text:span text:style-name="T147">0</text:span> (w<text:span text:style-name="T166">ill be</text:span> <text:span text:style-name="T166">in</text:span> <text:span text:style-name="T147">4</text:span> rows)</text:p>
      <text:p text:style-name="P116">f<text:span text:style-name="T166">or </text:span>r<text:span text:style-name="T166">a</text:span>ster <text:span text:style-name="T166">of</text:span> 2000x2000 → t 200<text:span text:style-name="T147">1</text:span>x200<text:span text:style-name="T147">1</text:span> (w<text:span text:style-name="T166">ill be</text:span> <text:span text:style-name="T166">in</text:span> <text:span text:style-name="T147">1</text:span> rows)</text:p>
      <text:p text:style-name="P116">f<text:span text:style-name="T166">or </text:span>r<text:span text:style-name="T166">a</text:span>ster <text:span text:style-name="T166">of</text:span> 2200x2200 → t 1100x1100 (w<text:span text:style-name="T166">ill be</text:span> <text:span text:style-name="T166">in</text:span> <text:span text:style-name="T147">4</text:span> rows)</text:p>
      <text:p text:style-name="P116"><text:soft-page-break/>f<text:span text:style-name="T166">or </text:span>r<text:span text:style-name="T166">a</text:span>ster <text:span text:style-name="T166">of</text:span> 5555x5555 → t 1111x1111 (w<text:span text:style-name="T166">ill be</text:span> <text:span text:style-name="T166">in</text:span> 16 rows) </text:p>
      <text:p text:style-name="P59"/>
      <text:p text:style-name="P60"><text:span text:style-name="T114"><text:tab/></text:span><text:span text:style-name="T105">[</text:span><text:span text:style-name="T104">-a </text:span><text:span text:style-name="T107">utils</text:span><text:span text:style-name="T108">.</text:span><text:span text:style-name="T107">raster</text:span><text:span text:style-name="T108">_</text:span><text:span text:style-name="T107">dem</text:span><text:span text:style-name="T105">]</text:span> <text:span text:style-name="T102">adds raster to the table, </text:span><text:span text:style-name="T142">mandatory</text:span><text:span text:style-name="T102"> since otherwise it would create a new one with <text:tab/>the conflict that this means.</text:span></text:p>
      <text:p text:style-name="P73"/>
      <text:p text:style-name="P61"><text:span text:style-name="T114"><text:tab/></text:span><text:span text:style-name="T105">[</text:span><text:span text:style-name="T104">-F</text:span><text:span text:style-name="T105">]</text:span><text:span text:style-name="T103"> </text:span><text:span text:style-name="T43">add</text:span><text:span text:style-name="T45">s</text:span><text:span text:style-name="T43"> file name, </text:span><text:span text:style-name="T143">mandatory</text:span><text:span text:style-name="T43"> and important to know file name.</text:span></text:p>
      <text:p text:style-name="P61"/>
      <text:p text:style-name="P61"><text:span text:style-name="T114"><text:tab/></text:span><text:span text:style-name="T105">[-n rastercat_id]</text:span><text:span text:style-name="T66"> for the name of the column where to insert the file name. </text:span><text:span text:style-name="T140">Mandatory</text:span></text:p>
      <text:p text:style-name="P55"/>
      <text:p text:style-name="P55"/>
      <text:p text:style-name="P71"><text:span text:style-name="T136"><text:tab/></text:span><text:span text:style-name="T67">[</text:span><text:span text:style-name="T68">| </text:span><text:span text:style-name="T66">-</text:span>d giswater -U postgres -p 5432<text:span text:style-name="T66">]</text:span></text:p>
      <text:p text:style-name="P48"><text:span text:style-name="T69"><text:tab/></text:span><text:span text:style-name="T72">Connection parameters: if done with a PostgreSQL user, it is direct. If it is done with another user, it will <text:tab/>ask for the password </text:span><text:span text:style-name="T74">which</text:span><text:span text:style-name="T72"> can also obviously be </text:span><text:span text:style-name="T74">done</text:span><text:span text:style-name="T72">...</text:span></text:p>
      <text:p text:style-name="P9"/>
      <text:p text:style-name="P11">FOR MASSIVE LOADING PROCESSES</text:p>
      <text:p text:style-name="P10"/>
      <text:p text:style-name="P5"><text:span text:style-name="T34">NOT</text:span><text:span text:style-name="T35">E</text:span><text:span text:style-name="T34">S</text:span></text:p>
      <text:p text:style-name="P81"><text:span text:style-name="T26">- W</text:span><text:span text:style-name="T27">atch out for the c</text:span><text:span text:style-name="T26">onstraints</text:span></text:p>
      <text:p text:style-name="P80"><text:span text:style-name="T28"><text:tab/></text:span><text:span text:style-name="T26">H</text:span><text:span text:style-name="T27">INT: LOAD THE CONSTRAINT THEME FIRST AND THEN THE OTHERS </text:span></text:p>
      <text:p text:style-name="P5"><text:span text:style-name="T34">O/</text:span><text:span text:style-name="T35">S</text:span></text:p>
      <text:p text:style-name="P10"/>
      <text:p text:style-name="P12">WINDOWS</text:p>
      <text:p text:style-name="P35">for /r %%i in (*) do "%PG_PATH%/raster2pgsql.exe" -R -s 25830 -x %%i -t 1500x1500 -a utils.raster_dem -F -n rastercat_id | "%PG_PATH%/psql" -h 192.168.99.124 -d gis -U bgeoadmin</text:p>
      <text:p text:style-name="P14"/>
      <text:p text:style-name="P5"><text:span text:style-name="T28">(A</text:span><text:span text:style-name="T27">ttach a</text:span><text:span text:style-name="T28"> bat </text:span><text:span text:style-name="T27">file</text:span><text:span text:style-name="T28">)</text:span></text:p>
      <text:p text:style-name="P10"/>
      <text:p text:style-name="P12">LINUX</text:p>
      <text:p text:style-name="P10"/>
      <text:p text:style-name="P5"><text:span text:style-name="T28">H</text:span><text:span text:style-name="T27">int</text:span><text:span text:style-name="T28">:</text:span></text:p>
      <text:p text:style-name="P13">The user ($userSystem) must be the same as the one that is connected to the machine, otherwise the password issue is necessary and it becomes complicated (peer method, modify pg_hba...)</text:p>
      <text:p text:style-name="P13"/>
      <text:p text:style-name="P2"><text:span text:style-name="T31">W</text:span><text:span text:style-name="T29">atch out</text:span><text:span text:style-name="T30"> with the</text:span><text:span text:style-name="T31"> path (</text:span><text:span text:style-name="T30">files</text:span><text:span text:style-name="T31"> &amp; raster2pgsql)</text:span></text:p>
      <text:p text:style-name="P13"/>
      <text:p text:style-name="P13">Sentence</text:p>
      <text:p text:style-name="P13">TEST:</text:p>
      <text:p text:style-name="P17"><text:span text:style-name="T104">for f in *.txt; do echo “Test $f</text:span><text:span text:style-name="T109">”; </text:span><text:span text:style-name="T104">done</text:span></text:p>
      <text:p text:style-name="P17"/>
      <text:p text:style-name="P5"><text:span text:style-name="T28">EX</text:span><text:span text:style-name="T27">ECUT</text:span><text:span text:style-name="T28">ION:</text:span></text:p>
      <text:p text:style-name="P19"><text:span text:style-name="T125">for f in *.txt; do /</text:span><text:span text:style-name="T126">raster2pgsql </text:span><text:span text:style-name="T127">-R </text:span><text:span text:style-name="T126">-s 25831</text:span><text:span text:style-name="T127"> -C -x </text:span><text:span text:style-name="T128">$</text:span><text:span text:style-name="T125">f</text:span><text:span text:style-name="T126"> -t 1500x1500 </text:span><text:span text:style-name="T127">-a </text:span><text:span text:style-name="T129">utils.raster_dem</text:span><text:span text:style-name="T126"> -F </text:span><text:span text:style-name="T130">-n rastercat_id </text:span><text:span text:style-name="T126"><text:s/>| psql -d giswater -U </text:span><text:span text:style-name="T125">$use</text:span><text:span text:style-name="T131">r</text:span><text:span text:style-name="T125">Sy</text:span><text:span text:style-name="T131">stem</text:span><text:span text:style-name="T126"> -p 5432</text:span></text:p>
      <text:p text:style-name="P16"/>
      <text:p text:style-name="P16"/>
      <text:p text:style-name="P16"/>
      <text:p text:style-name="P8">REFERENCES </text:p>
      <text:p text:style-name="P15"><text:span text:style-name="T160"><text:tab/></text:span><text:span text:style-name="T148">Documenta</text:span><text:span text:style-name="T149">tio</text:span><text:span text:style-name="T148">n: </text:span><text:a xlink:type="simple" xlink:href="https://postgis.net/docs/using_raster_dataman.html" text:style-name="Internet_20_link" text:visited-style-name="Visited_20_Internet_20_Link">https://postgis.net/docs/using_raster_dataman.html</text:a></text:p>
      <text:p text:style-name="P7"/>
      <text:p text:style-name="P130"/>
      <text:p text:style-name="P130"/>
      <text:p text:style-name="P130"/>
      <text:p text:style-name="P130"><text:soft-page-break/>FAQS</text:p>
      <text:p text:style-name="P130"><text:tab/></text:p>
      <text:p text:style-name="P130"><text:tab/>Some useful queries to load raster directly from our cmd?</text:p>
      <text:p text:style-name="P130"/>
      <text:p text:style-name="P132">- Insert <text:span text:style-name="T171">in </text:span>host 000.000.00:5432 <text:span text:style-name="T171">with user</text:span> ‘admin’ <text:span text:style-name="T171">and insert directly</text:span> <text:span text:style-name="T171">to an existent table </text:span>‘utils.raster_dem’ (variable -a):</text:p>
      <text:p text:style-name="P132"/>
      <text:p text:style-name="P134">"C:\Program Files\PostgreSQL\9.6\bin\raster2pgsql.exe" "C:\Users\usuari\Desktop\<text:span text:style-name="T172">raster</text:span>.tif" -I -C -x -a -s 25831 -t 1500x1500 -F -n rastercat_id utils.raster_dem | "C:\Program Files\PostgreSQL\9.6\bin\psql.exe" -h <text:span text:style-name="T172">000.000.00</text:span> -p 543<text:span text:style-name="T172">2</text:span> -d gis -U <text:span text:style-name="T172">admin</text:span></text:p>
      <text:p text:style-name="P133"/>
      <text:p text:style-name="P133">- <text:span text:style-name="T172">Insert in host 000.000.00:5432 with user ‘admin’ and insert on a new table which will be named ‘ws.raster’ (variable -c):</text:span></text:p>
      <text:p text:style-name="P133"/>
      <text:p text:style-name="P134">"C:\Program Files\PostgreSQL\<text:span text:style-name="T172">11</text:span>\bin\raster2pgsql.exe" "C:\Users\usuari\Desktop\<text:span text:style-name="T172">mde\mde</text:span>.tif" -I -C -x -c -s 25831 -t 1500x1500 -F -n rastercat_id ws.raster | "C:\Program Files\PostgreSQL\<text:span text:style-name="T172">11</text:span>\bin\psql.exe" -h <text:span text:style-name="T172">000.000.00</text:span> -p <text:span text:style-name="T172">5432</text:span> -d gis -U admin</text:p>
      <text:p text:style-name="P6"/>
      <text:p text:style-name="P6"/>
      <text:p text:style-name="P6"/>
      <text:p text:style-name="P6"/>
      <text:p text:style-name="P3"><text:span text:style-name="T41">REVIE</text:span><text:span text:style-name="T42">W</text:span><text:span text:style-name="T41">S</text:span></text:p>
      <text:p text:style-name="P6"/>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33"><text:span text:style-name="T37">Ac</text:span><text:span text:style-name="T38">tion</text:span></text:p>
          </table:table-cell>
          <table:table-cell table:style-name="Taula2.A1" office:value-type="string">
            <text:p text:style-name="P33"><text:span text:style-name="T37">Us</text:span><text:span text:style-name="T38">er</text:span></text:p>
          </table:table-cell>
          <table:table-cell table:style-name="Taula2.A1" office:value-type="string">
            <text:p text:style-name="P21">Date</text:p>
          </table:table-cell>
        </table:table-row>
        <table:table-row table:style-name="Taula2.2">
          <table:table-cell table:style-name="Taula2.A2" office:value-type="string">
            <text:p text:style-name="P28">Cre<text:span text:style-name="T159">ated</text:span></text:p>
          </table:table-cell>
          <table:table-cell table:style-name="Taula2.A2" office:value-type="string">
            <text:p text:style-name="P27">Barbara <text:span text:style-name="T159">Rzepka</text:span></text:p>
          </table:table-cell>
          <table:table-cell table:style-name="Taula2.A2" office:value-type="string">
            <text:p text:style-name="P33"><text:span text:style-name="T20">2</text:span><text:span text:style-name="T22">1</text:span><text:span text:style-name="T19">/</text:span><text:span text:style-name="T20">1</text:span><text:span text:style-name="T22">1</text:span><text:span text:style-name="T19">/20</text:span><text:span text:style-name="T20">1</text:span><text:span text:style-name="T22">9</text:span></text:p>
          </table:table-cell>
        </table:table-row>
        <table:table-row table:style-name="Taula2.2">
          <table:table-cell table:style-name="Taula2.A2" office:value-type="string">
            <text:p text:style-name="P34"><text:span text:style-name="T21">Modifie</text:span><text:span text:style-name="T23">d</text:span></text:p>
          </table:table-cell>
          <table:table-cell table:style-name="Taula2.A2" office:value-type="string">
            <text:p text:style-name="P26">X<text:span text:style-name="T158">avier Torret</text:span></text:p>
          </table:table-cell>
          <table:table-cell table:style-name="Taula2.A2" office:value-type="string">
            <text:p text:style-name="P33"><text:span text:style-name="T20">1</text:span><text:span text:style-name="T21">6</text:span><text:span text:style-name="T19">/</text:span><text:span text:style-name="T21">04</text:span><text:span text:style-name="T19">/20</text:span><text:span text:style-name="T21">20</text:span></text:p>
          </table:table-cell>
        </table:table-row>
        <table:table-row table:style-name="Taula2.4">
          <table:table-cell table:style-name="Taula2.A4" office:value-type="string">
            <text:p text:style-name="P29">Modified</text:p>
          </table:table-cell>
          <table:table-cell table:style-name="Taula2.A4" office:value-type="string">
            <text:p text:style-name="P23">Xavi<text:span text:style-name="T159">er</text:span> <text:span text:style-name="T158">Torret</text:span></text:p>
          </table:table-cell>
          <table:table-cell table:style-name="Taula2.A4" office:value-type="string">
            <text:p text:style-name="P22">29/07/2020</text:p>
          </table:table-cell>
        </table:table-row>
        <table:table-row table:style-name="Taula2.5">
          <table:table-cell table:style-name="Taula2.A4" office:value-type="string">
            <text:p text:style-name="P30">Modified</text:p>
          </table:table-cell>
          <table:table-cell table:style-name="Taula2.A4" office:value-type="string">
            <text:p text:style-name="P24">Xavi<text:span text:style-name="T159">er</text:span> <text:span text:style-name="T158">Torret</text:span></text:p>
          </table:table-cell>
          <table:table-cell table:style-name="Taula2.A4" office:value-type="string">
            <text:p text:style-name="P30">12/03/2021</text:p>
          </table:table-cell>
        </table:table-row>
        <table:table-row table:style-name="Taula2.5">
          <table:table-cell table:style-name="Taula2.A4" office:value-type="string">
            <text:p text:style-name="P32">Modified</text:p>
          </table:table-cell>
          <table:table-cell table:style-name="Taula2.A4" office:value-type="string">
            <text:p text:style-name="P25">Xavi<text:span text:style-name="T159">er</text:span> <text:span text:style-name="T158">Torret</text:span></text:p>
          </table:table-cell>
          <table:table-cell table:style-name="Taula2.A4" office:value-type="string">
            <text:p text:style-name="P31"><text:span text:style-name="T169">28</text:span>/0<text:span text:style-name="T169">6</text:span>/2021</text:p>
          </table:table-cell>
        </table:table-row>
        <table:table-row table:style-name="Taula2.5">
          <table:table-cell table:style-name="Taula2.A4" office:value-type="string">
            <text:p text:style-name="P32">Modified</text:p>
          </table:table-cell>
          <table:table-cell table:style-name="Taula2.A4" office:value-type="string">
            <text:p text:style-name="P25">Xavi<text:span text:style-name="T159">er</text:span> <text:span text:style-name="T158">Torret</text:span></text:p>
          </table:table-cell>
          <table:table-cell table:style-name="Taula2.A4" office:value-type="string">
            <text:p text:style-name="P31"><text:span text:style-name="T170">01</text:span>/<text:span text:style-name="T170">12</text:span>/2021</text:p>
          </table:table-cell>
        </table:table-row>
        <table:table-row table:style-name="Taula2.5">
          <table:table-cell table:style-name="Taula2.A4" office:value-type="string">
            <text:p text:style-name="P136">Modified</text:p>
          </table:table-cell>
          <table:table-cell table:style-name="Taula2.A4" office:value-type="string">
            <text:p text:style-name="P136">Albert Bofill</text:p>
          </table:table-cell>
          <table:table-cell table:style-name="Taula2.A4" office:value-type="string">
            <text:p text:style-name="P136">31/01/2022</text:p>
          </table:table-cell>
        </table:table-row>
      </table:table>
      <text:p text:style-name="P6"><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style:vertical-align="middle"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Taula1.B2" style:family="table-cell">
      <style:table-cell-properties fo:padding="0.097cm" fo:border="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2b38ef"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n" fo:country="US" fo:font-style="italic" fo:text-shadow="none" style:text-underline-style="none" fo:font-weight="normal" officeooo:rsid="003edbf2" officeooo:paragraph-rsid="003edbf2" style:font-size-asian="13pt" style:font-style-asian="italic" style:font-weight-asian="normal" style:font-size-complex="13pt" style:font-style-complex="italic" style:font-weight-complex="normal" style:text-emphasize="none"/>
    </style:style>
    <style:style style:name="MP4" style:family="paragraph" style:parent-style-name="Standard">
      <style:text-properties officeooo:paragraph-rsid="002b38ef"/>
    </style:style>
    <style:style style:name="MP5"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MP6" style:family="paragraph">
      <loext:graphic-properties draw:fill-color="#000000"/>
      <style:paragraph-properties fo:text-align="center"/>
    </style:style>
    <style:style style:name="MP7" style:family="paragraph" style:parent-style-name="Footer">
      <style:paragraph-properties fo:text-align="end" style:justify-single-word="false"/>
      <style:text-properties officeooo:paragraph-rsid="002b38ef"/>
    </style:style>
    <style:style style:name="MP8" style:family="paragraph" style:parent-style-name="Header">
      <style:paragraph-properties fo:padding="0cm" fo:border="none"/>
    </style:style>
    <style:style style:name="MP9" style:family="paragraph" style:parent-style-name="Footer">
      <style:paragraph-properties fo:padding="0cm" fo:border="none"/>
    </style:style>
    <style:style style:name="MT1" style:family="text">
      <style:text-properties style:font-name="Arial" fo:font-size="18pt" fo:font-weight="bold" officeooo:rsid="000cfa44" style:font-size-asian="18pt" style:font-weight-asian="bold" style:font-name-complex="Calibri1" style:font-size-complex="18pt" style:font-weight-complex="bold"/>
    </style:style>
    <style:style style:name="MT2" style:family="text">
      <style:text-properties style:font-name="Arial" fo:font-size="18pt" fo:font-weight="bold" officeooo:rsid="00295373" style:font-size-asian="18pt" style:font-weight-asian="bold" style:font-name-complex="Calibri1" style:font-size-complex="18pt" style:font-weight-complex="bold"/>
    </style:style>
    <style:style style:name="MT3" style:family="text">
      <style:text-properties style:font-name="Arial" fo:font-size="18pt" fo:font-weight="bold" officeooo:rsid="005215f9" style:font-size-asian="18pt" style:font-weight-asian="bold" style:font-name-complex="Calibri1" style:font-size-complex="18pt" style:font-weight-complex="bold"/>
    </style:style>
    <style:style style:name="MT4" style:family="text">
      <style:text-properties style:font-name="Arial" fo:font-size="18pt" fo:font-weight="bold" officeooo:rsid="0030c152" style:font-size-asian="18pt" style:font-weight-asian="bold" style:font-name-complex="Calibri1" style:font-size-complex="18pt" style:font-weight-complex="bold"/>
    </style:style>
    <style:style style:name="MT5" style:family="text">
      <style:text-properties style:font-name="Arial" fo:font-size="24pt" officeooo:rsid="00652705" style:font-size-asian="24pt" style:font-size-complex="24pt"/>
    </style:style>
    <style:style style:name="MT6" style:family="text">
      <style:text-properties style:font-name="Arial" fo:font-size="24pt" officeooo:rsid="00295373" style:font-size-asian="24pt" style:font-size-complex="24pt"/>
    </style:style>
    <style:style style:name="MT7" style:family="text">
      <style:text-properties style:font-name="Arial" fo:font-size="24pt" officeooo:rsid="00353354" style:font-size-asian="24pt" style:font-size-complex="24pt"/>
    </style:style>
    <style:style style:name="MT8" style:family="text">
      <style:text-properties style:font-name="Arial" fo:font-size="24pt" officeooo:rsid="0047e66d" style:font-size-asian="24pt" style:font-size-complex="24pt"/>
    </style:style>
    <style:style style:name="MT9" style:family="text">
      <style:text-properties style:font-name="Arial" fo:font-size="8pt" officeooo:rsid="002b38ef" style:font-size-asian="8pt" style:font-size-complex="8pt"/>
    </style:style>
    <style:style style:name="MT10" style:family="text">
      <style:text-properties style:font-name="Arial" fo:font-size="8pt" officeooo:rsid="005215f9"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9"><draw:image xlink:href="Pictures/1000020100000427000000CF9C4C1816B46A8849.png" xlink:type="simple" xlink:show="embed" xlink:actuate="onLoad" loext:mime-type="image/png"/></draw:frame><text:span text:style-name="MT1">P</text:span><text:span text:style-name="MT2">ROTOCO</text:span><text:span text:style-name="MT3">L </text:span><text:span text:style-name="MT4">DOCUMENT </text:span></text:p>
            </table:table-cell>
            <table:table-cell table:style-name="Taula1.B1" table:number-rows-spanned="2" office:value-type="string">
              <text:p text:style-name="MP2"><text:span text:style-name="MT5">P</text:span><text:span text:style-name="MT6">-</text:span><text:span text:style-name="MT7">2</text:span><text:span text:style-name="MT8">7</text:span></text:p>
            </table:table-cell>
          </table:table-row>
          <table:table-row table:style-name="Taula1.2">
            <table:table-cell table:style-name="Taula1.A2" office:value-type="string">
              <text:list xml:id="list3483068399" text:style-name="ML1">
                <text:list-header>
                  <text:p text:style-name="MP3">Manage Raster</text:p>
                </text:list-header>
              </text:list>
            </table:table-cell>
            <table:covered-table-cell/>
          </table:table-row>
        </table:table>
        <text:p text:style-name="MP4"/>
      </style:header>
      <style:footer>
        <text:p text:style-name="MP5"><draw:line text:anchor-type="paragraph" draw:z-index="4" draw:name="Forma1" draw:style-name="Mgr1" draw:text-style-name="MP6" svg:x1="0.115cm" svg:y1="0.115cm" svg:x2="16.951cm" svg:y2="0.18cm"><text:p/></draw:line></text:p>
        <text:p text:style-name="MP7"><text:span text:style-name="MT9">P</text:span><text:span text:style-name="MT10">age</text:span><text:span text:style-name="MT9"> </text:span><text:span text:style-name="MT9"><text:page-number text:select-page="current">2</text:page-number></text:span><text:span text:style-name="MT9">/</text:span><text:span text:style-name="MT9"><text:page-count>5</text:page-count></text:span></text:p>
      </style:footer>
    </style:master-page>
    <style:master-page style:name="First_20_Page" style:display-name="First Page" style:page-layout-name="Mpm2" style:next-style-name="Standard">
      <style:header>
        <text:p text:style-name="MP8"/>
      </style:header>
      <style:footer>
        <text:p text:style-name="MP9"/>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50:58.999000000</meta:creation-date>
    <dc:date>2022-01-31T16:55:37.620000000</dc:date>
    <meta:editing-duration>PT2H57M11S</meta:editing-duration>
    <meta:editing-cycles>46</meta:editing-cycles>
    <meta:generator>LibreOffice/6.0.5.2$Windows_X86_64 LibreOffice_project/54c8cbb85f300ac59db32fe8a675ff7683cd5a16</meta:generator>
    <meta:document-statistic meta:table-count="2" meta:image-count="1" meta:object-count="0" meta:page-count="5" meta:paragraph-count="149" meta:word-count="1338" meta:character-count="8508" meta:non-whitespace-character-count="7239"/>
  </office:meta>
</office:document-meta>
</file>